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punctuation-wrap="hanging" style:text-autospace="ideograph-alpha" style:vertical-align="auto"/>
      <style:text-properties fo:hyphenate="true"/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0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07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10" style:parent-style-name="Normal" style:family="paragraph">
      <style:paragraph-properties style:punctuation-wrap="hanging" style:text-autospace="ideograph-alpha" style:vertical-align="auto"/>
      <style:text-properties fo:color="#000000" style:letter-kerning="false" fo:font-size="13.5pt" style:font-size-asian="13.5pt" style:font-size-complex="13.5pt" fo:language="en" fo:country="US" fo:hyphenate="true"/>
    </style:style>
    <style:style style:name="P51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51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17" style:parent-style-name="Normal" style:family="paragraph">
      <style:paragraph-properties style:punctuation-wrap="hanging" style:text-autospace="ideograph-alpha" style:vertical-align="auto"/>
      <style:text-properties fo:color="#000000" style:letter-kerning="false" fo:font-size="13.5pt" style:font-size-asian="13.5pt" style:font-size-complex="13.5pt" fo:language="en" fo:country="US" fo:hyphenate="true"/>
    </style:style>
    <style:style style:name="P518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20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54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4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57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76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02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6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05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3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3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57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5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8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8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71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7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717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7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90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9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90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9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929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9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93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9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1347" style:parent-style-name="Normal" style:family="paragraph">
      <style:paragraph-properties style:punctuation-wrap="hanging" style:text-autospace="ideograph-alpha" style:vertical-align="auto" fo:margin-left="1.5in" fo:text-indent="0.5in">
        <style:tab-stops/>
      </style:paragraph-properties>
      <style:text-properties fo:hyphenate="true"/>
    </style:style>
    <style:style style:name="T13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350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3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138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3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38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3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141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4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41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4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1438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4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440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4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1466" style:parent-style-name="Normal" style:family="paragraph">
      <style:paragraph-properties style:punctuation-wrap="hanging" style:text-autospace="ideograph-alpha" style:vertical-align="auto" fo:margin-left="1in" fo:text-indent="0.5in">
        <style:tab-stops/>
      </style:paragraph-properties>
      <style:text-properties fo:hyphenate="true"/>
    </style:style>
    <style:style style:name="T14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4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46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4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4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5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5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5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5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5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6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6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6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6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7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7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7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7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0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0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0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0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0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1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1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1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2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2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2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2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3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3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3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3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4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4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4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4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5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5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5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6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6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6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6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7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7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7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299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9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299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9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299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29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302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3026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0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3052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3054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0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3079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3081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0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3109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1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3111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1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3138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1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1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1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166" style:parent-style-name="DefaultParagraphFont" style:family="text">
      <style:text-properties fo:color="#000000" style:letter-kerning="false" fo:font-size="13.5pt" style:font-size-asian="13.5pt" style:font-size-complex="13.5pt"/>
    </style:style>
  </office:automatic-styles>
  <office:body>
    <office:text text:use-soft-page-breaks="true">
      <text:p text:style-name="P1"><text:span text:style-name="T2">Id                                Name</text:span><text:span text:style-name="T3"><text:line-break/></text:span><text:span text:style-name="T4"><text:line-break/></text:span><text:span text:style-name="T5">Download and install application</text:span><text:span text:style-name="T6"><text:line-break/></text:span><text:span text:style-name="T7">1.01</text:span><text:span text:style-name="T8"><text:tab/></text:span><text:span text:style-name="T9"><text:tab/></text:span><text:span text:style-name="T10"><text:tab/>App downloadable from Android Market</text:span><text:span text:style-name="T11"><text:line-break/></text:span><text:span text:style-name="T12">1.02</text:span><text:span text:style-name="T13"><text:tab/></text:span><text:span text:style-name="T14"><text:tab/></text:span><text:span text:style-name="T15"><text:tab/>App install file working properly<text:s/></text:span><text:span text:style-name="T16"><text:line-break/></text:span><text:span text:style-name="T17">1.03</text:span><text:span text:style-name="T18"><text:tab/></text:span><text:span text:style-name="T19"><text:tab/></text:span><text:span text:style-name="T20"><text:tab/>App uploaded under<text:s/></text:span><text:span text:style-name="T21">correct name</text:span><text:span text:style-name="T22"><text:line-break/></text:span><text:span text:style-name="T23">1.04</text:span><text:span text:style-name="T24"><text:tab/></text:span><text:span text:style-name="T25"><text:tab/></text:span><text:span text:style-name="T26"><text:tab/>Correct description of the program at Android Market</text:span><text:span text:style-name="T27"><text:line-break/></text:span><text:span text:style-name="T28">1.05</text:span><text:span text:style-name="T29"><text:tab/></text:span><text:span text:style-name="T30"><text:tab/></text:span><text:span text:style-name="T31"><text:tab/>Confirmation message provided if installation succeeds</text:span><text:span text:style-name="T32"><text:line-break/></text:span><text:span text:style-name="T33">1.06</text:span><text:span text:style-name="T34"><text:tab/></text:span><text:span text:style-name="T35"><text:tab/></text:span><text:span text:style-name="T36"><text:tab/>Message provided when something goes wrong during installation.<text:s/></text:span><text:span text:style-name="T37"><text:tab/></text:span><text:span text:style-name="T38"><text:line-break/></text:span><text:span text:style-name="T39"><text:line-break/></text:span><text:span text:style-name="T40">Start Application</text:span><text:span text:style-name="T41"><text:line-break/></text:span><text:span text:style-name="T42">2.01</text:span><text:span text:style-name="T43"><text:tab/></text:span><text:span text:style-name="T44"><text:tab/></text:span><text:span text:style-name="T45"><text:tab/>Application is startab</text:span><text:span text:style-name="T46">le</text:span><text:span text:style-name="T47"><text:line-break/></text:span><text:span text:style-name="T48">2.02</text:span><text:span text:style-name="T49"><text:tab/></text:span><text:span text:style-name="T50"><text:tab/></text:span><text:span text:style-name="T51"><text:tab/>Application always starts on menu</text:span><text:span text:style-name="T52"><text:line-break/></text:span><text:span text:style-name="T53"><text:line-break/></text:span><text:span text:style-name="T54">Schema</text:span><text:span text:style-name="T55"><text:line-break/></text:span><text:span text:style-name="T56">3.01</text:span><text:span text:style-name="T57"><text:tab/></text:span><text:span text:style-name="T58"><text:tab/></text:span><text:span text:style-name="T59"><text:tab/>A schema is illustrated</text:span><text:span text:style-name="T60"><text:line-break/></text:span><text:span text:style-name="T61">3.02</text:span><text:span text:style-name="T62"><text:tab/></text:span><text:span text:style-name="T63"><text:tab/></text:span><text:span text:style-name="T64"><text:tab/>Days are visible</text:span><text:span text:style-name="T65"><text:line-break/></text:span><text:span text:style-name="T66">3.03</text:span><text:span text:style-name="T67"><text:tab/></text:span><text:span text:style-name="T68"><text:tab/></text:span><text:span text:style-name="T69"><text:tab/>Hours are visible from 00.00 to 23.59</text:span><text:span text:style-name="T70"><text:line-break/></text:span><text:span text:style-name="T71">3.04</text:span><text:span text:style-name="T72"><text:tab/></text:span><text:span text:style-name="T73"><text:tab/></text:span><text:span text:style-name="T74"><text:tab/>It is possible to choose to view a week</text:span><text:span text:style-name="T75"><text:line-break/></text:span><text:span text:style-name="T76">3.05</text:span><text:span text:style-name="T77"><text:tab/></text:span><text:span text:style-name="T78"><text:tab/></text:span><text:span text:style-name="T79"><text:tab/>It is possible to only choose to view a day</text:span><text:span text:style-name="T80"><text:line-break/></text:span><text:span text:style-name="T81">3.06</text:span><text:span text:style-name="T82"><text:tab/></text:span><text:span text:style-name="T83"><text:tab/></text:span><text:span text:style-name="T84"><text:tab/>Exit from schema to menu, with home button</text:span><text:span text:style-name="T85"><text:line-break/></text:span><text:span text:style-name="T86">3.07</text:span><text:span text:style-name="T87"><text:tab/></text:span><text:span text:style-name="T88"><text:tab/></text:span><text:span text:style-name="T89"><text:tab/>Exit from schema to menu, with back button</text:span><text:span text:style-name="T90"><text:line-break/></text:span><text:span text:style-name="T91">3.08</text:span><text:span text:style-name="T92"><text:tab/></text:span><text:span text:style-name="T93"><text:tab/></text:span><text:span text:style-name="T94"><text:tab/>Add a sleep style to schema</text:span><text:span text:style-name="T95"><text:line-break/></text:span><text:span text:style-name="T96">3.09</text:span><text:span text:style-name="T97"><text:tab/></text:span><text:span text:style-name="T98"><text:tab/></text:span><text:span text:style-name="T99"><text:tab/>Add appointments to schema</text:span><text:span text:style-name="T100"><text:line-break/></text:span><text:span text:style-name="T101">3.10</text:span><text:span text:style-name="T102"><text:tab/></text:span><text:span text:style-name="T103"><text:tab/></text:span><text:span text:style-name="T104"><text:tab/>Move appointment</text:span><text:span text:style-name="T105"><text:line-break/></text:span><text:span text:style-name="T106">3.11</text:span><text:span text:style-name="T107"><text:tab/></text:span><text:span text:style-name="T108"><text:tab/></text:span><text:span text:style-name="T109"><text:tab/>Delete appointment</text:span><text:span text:style-name="T110"><text:line-break/></text:span><text:span text:style-name="T111">3.12</text:span><text:span text:style-name="T112"><text:tab/></text:span><text:span text:style-name="T113"><text:tab/></text:span><text:span text:style-name="T114"><text:tab/>Move sleep element</text:span><text:span text:style-name="T115"><text:line-break/></text:span><text:span text:style-name="T116">3.13</text:span><text:span text:style-name="T117"><text:tab/></text:span><text:span text:style-name="T118"><text:tab/></text:span><text:span text:style-name="T119"><text:tab/>Move entir</text:span><text:span text:style-name="T120">e sleep group element</text:span><text:span text:style-name="T121"><text:line-break/></text:span><text:span text:style-name="T122">3.14</text:span><text:span text:style-name="T123"><text:tab/></text:span><text:span text:style-name="T124"><text:tab/></text:span><text:span text:style-name="T125"><text:tab/>Warn the user when moving a sleep cycle</text:span><text:span text:style-name="T126"><text:line-break/></text:span><text:span text:style-name="T127">3.15</text:span><text:span text:style-name="T128"><text:tab/></text:span><text:span text:style-name="T129"><text:tab/></text:span><text:span text:style-name="T130"><text:tab/>Use different colors for different appointments.</text:span><text:span text:style-name="T131"><text:line-break/></text:span><text:span text:style-name="T132">3.16<text:s/></text:span><text:span text:style-name="T133"><text:tab/></text:span><text:span text:style-name="T134"><text:tab/></text:span><text:span text:style-name="T135"><text:tab/>Add information about an appointment</text:span><text:span text:style-name="T136"><text:line-break/></text:span><text:span text:style-name="T137">3.17</text:span><text:span text:style-name="T138"><text:tab/></text:span><text:span text:style-name="T139"><text:tab/></text:span><text:span text:style-name="T140"><text:tab/>Change information about an appointment</text:span><text:span text:style-name="T141"><text:line-break/></text:span><text:span text:style-name="T142">3.18</text:span><text:span text:style-name="T143"><text:tab/></text:span><text:span text:style-name="T144"><text:tab/></text:span><text:span text:style-name="T145"><text:tab/>Delete information about an appo</text:span><text:span text:style-name="T146">intment</text:span><text:span text:style-name="T147"><text:line-break/></text:span><text:span text:style-name="T148">3.19</text:span><text:span text:style-name="T149"><text:tab/></text:span><text:span text:style-name="T150"><text:tab/></text:span><text:span text:style-name="T151"><text:tab/>There is a back button from Schema</text:span><text:span text:style-name="T152"><text:line-break/></text:span><text:span text:style-name="T153"><text:line-break/></text:span><text:span text:style-name="T154">Sleep Styles</text:span><text:span text:style-name="T155"><text:line-break/></text:span><text:span text:style-name="T156"><text:line-break/></text:span><text:span text:style-name="T157">4.01</text:span><text:span text:style-name="T158"><text:tab/></text:span><text:span text:style-name="T159"><text:tab/></text:span><text:span text:style-name="T160"><text:tab/>Sleep style is illustrated on the schema</text:span><text:span text:style-name="T161"><text:line-break/></text:span><text:span text:style-name="T162">4.02</text:span><text:span text:style-name="T163"><text:tab/></text:span><text:span text:style-name="T164"><text:tab/></text:span><text:span text:style-name="T165"><text:tab/>The sleep style is illustrated in black color</text:span><text:span text:style-name="T166"><text:line-break/></text:span><text:span text:style-name="T167">4.03</text:span><text:span text:style-name="T168"><text:tab/></text:span><text:span text:style-name="T169"><text:tab/></text:span><text:span text:style-name="T170"><text:tab/>Each sleep element has a start time</text:span><text:span text:style-name="T171"><text:line-break/></text:span><text:span text:style-name="T172">4.04</text:span><text:span text:style-name="T173"><text:tab/></text:span><text:span text:style-name="T174"><text:tab/></text:span><text:span text:style-name="T175"><text:tab/>Each sleep element has a stop time</text:span><text:span text:style-name="T176"><text:line-break/></text:span><text:span text:style-name="T177">4.05</text:span><text:span text:style-name="T178"><text:tab/></text:span><text:span text:style-name="T179"><text:tab/></text:span><text:span text:style-name="T180"><text:tab/>The sleep elements should be a layer on the schema</text:span><text:span text:style-name="T181"><text:line-break/></text:span><text:span text:style-name="T182">4.06</text:span><text:span text:style-name="T183"><text:tab/></text:span><text:span text:style-name="T184"><text:tab/></text:span><text:span text:style-name="T185"><text:tab/>The sleep elements should be able to be hidden from the schema, with on/off function</text:span><text:span text:style-name="T186"><text:line-break/></text:span><text:span text:style-name="T187"><text:line-break/></text:span><text:span text:style-name="T188">Alarm</text:span><text:span text:style-name="T189"><text:line-break/></text:span><text:span text:style-name="T190">5.01</text:span><text:span text:style-name="T191"><text:tab/></text:span><text:span text:style-name="T192"><text:tab/></text:span><text:span text:style-name="T193"><text:tab/>The program should include an Alarm function</text:span><text:span text:style-name="T194"><text:line-break/></text:span><text:span text:style-name="T195">5.02</text:span><text:span text:style-name="T196"><text:tab/></text:span><text:span text:style-name="T197"><text:tab/></text:span><text:span text:style-name="T198"><text:tab/>Automatically create an Alarm to awaken the u</text:span><text:span text:style-name="T199">ser after every sleep<text:s/></text:span><text:span text:style-name="T200"><text:tab/>element</text:span><text:span text:style-name="T201"><text:line-break/></text:span><text:span text:style-name="T202">5.03</text:span><text:span text:style-name="T203"><text:tab/></text:span><text:span text:style-name="T204"><text:tab/></text:span><text:span text:style-name="T205"><text:tab/>When the alarm rings phone is automatically unlocked</text:span><text:span text:style-name="T206"><text:line-break/></text:span><text:span text:style-name="T207">5.04</text:span><text:span text:style-name="T208"><text:tab/></text:span><text:span text:style-name="T209"><text:tab/></text:span><text:span text:style-name="T210"><text:tab/>Possibility for user select different Alarm-tone</text:span><text:span text:style-name="T211"><text:line-break/></text:span><text:span text:style-name="T212">5.05</text:span><text:span text:style-name="T213"><text:tab/></text:span><text:span text:style-name="T214"><text:tab/></text:span><text:span text:style-name="T215"><text:tab/>Ability to use songs from the music library as Alarm-tones</text:span><text:span text:style-name="T216"><text:line-break/></text:span><text:span text:style-name="T217">5.06</text:span><text:span text:style-name="T218"><text:tab/></text:span><text:span text:style-name="T219"><text:tab/></text:span><text:span text:style-name="T220"><text:tab/>The app comes with some pre installe</text:span><text:span text:style-name="T221">d Alarm-tones</text:span><text:span text:style-name="T222"><text:line-break/></text:span><text:span text:style-name="T223">5.07</text:span><text:span text:style-name="T224"><text:tab/></text:span><text:span text:style-name="T225"><text:tab/></text:span><text:span text:style-name="T226"><text:tab/>Confirmation message that the alarm-tone has been changed</text:span><text:span text:style-name="T227"><text:line-break/></text:span><text:span text:style-name="T228">5.08</text:span><text:span text:style-name="T229"><text:tab/></text:span><text:span text:style-name="T230"><text:tab/></text:span><text:span text:style-name="T231"><text:tab/>Let the user personify the Alarm-strength</text:span><text:span text:style-name="T232"><text:line-break/></text:span><text:soft-page-break/><text:span text:style-name="T233">5.09</text:span><text:span text:style-name="T234"><text:tab/></text:span><text:span text:style-name="T235"><text:tab/></text:span><text:span text:style-name="T236"><text:tab/>Message that the Alarm-strength has been modified</text:span><text:span text:style-name="T237"><text:line-break/></text:span><text:span text:style-name="T238">5.10</text:span><text:span text:style-name="T239"><text:tab/></text:span><text:span text:style-name="T240"><text:tab/></text:span><text:span text:style-name="T241"><text:tab/>Alarm should include vibration.<text:s/></text:span><text:span text:style-name="T242"><text:line-break/></text:span><text:span text:style-name="T243">5.11</text:span><text:span text:style-name="T244"><text:tab/></text:span><text:span text:style-name="T245"><text:tab/></text:span><text:span text:style-name="T246"><text:tab/>Possibility to turn of t</text:span><text:span text:style-name="T247">he sound of the alarm and only use vibration.<text:s/></text:span><text:span text:style-name="T248"><text:line-break/></text:span><text:span text:style-name="T249">5.12</text:span><text:span text:style-name="T250"><text:tab/></text:span><text:span text:style-name="T251"><text:tab/></text:span><text:span text:style-name="T252"><text:tab/>One button for turning the alarm off, one for snooze.<text:s/></text:span><text:span text:style-name="T253"><text:line-break/></text:span><text:span text:style-name="T254">5.13</text:span><text:span text:style-name="T255"><text:tab/></text:span><text:span text:style-name="T256"><text:tab/></text:span><text:span text:style-name="T257"><text:tab/>Pre-defined snooze time is 5 minutes.<text:s/></text:span><text:span text:style-name="T258"><text:line-break/></text:span><text:span text:style-name="T259">5.14</text:span><text:span text:style-name="T260"><text:tab/></text:span><text:span text:style-name="T261"><text:tab/></text:span><text:span text:style-name="T262"><text:tab/>Possibility for user to change snooze time.<text:s/></text:span><text:span text:style-name="T263"><text:line-break/></text:span><text:span text:style-name="T264">5.15</text:span><text:span text:style-name="T265"><text:tab/></text:span><text:span text:style-name="T266"><text:tab/></text:span><text:span text:style-name="T267"><text:tab/>Confirmation message of changed snoozetime</text:span><text:span text:style-name="T268">.</text:span><text:span text:style-name="T269"><text:tab/></text:span><text:span text:style-name="T270"><text:tab/></text:span><text:span text:style-name="T271"><text:line-break/></text:span><text:span text:style-name="T272">5.16</text:span><text:span text:style-name="T273"><text:tab/></text:span><text:span text:style-name="T274"><text:tab/></text:span><text:span text:style-name="T275"><text:tab/>When sleeper turns off the alarm, the time is registered</text:span><text:span text:style-name="T276"><text:s/></text:span><text:span text:style-name="T277"><text:line-break/></text:span><text:span text:style-name="T278">5.17</text:span><text:span text:style-name="T279"><text:tab/></text:span><text:span text:style-name="T280"><text:tab/></text:span><text:span text:style-name="T281"><text:tab/>Sleep elements are moved so the interval between the sleep cycles are correct.<text:s/></text:span><text:span text:style-name="T282"><text:tab/></text:span><text:span text:style-name="T283"><text:tab/></text:span><text:span text:style-name="T284"><text:tab/>           </text:span><text:span text:style-name="T285"><text:line-break/></text:span><text:span text:style-name="T286">5.18</text:span><text:span text:style-name="T287"><text:tab/></text:span><text:span text:style-name="T288"><text:tab/></text:span><text:span text:style-name="T289"><text:tab/>There is a back button from Alarms  </text:span><text:span text:style-name="T290"><text:tab/></text:span><text:span text:style-name="T291"><text:line-break/></text:span><text:span text:style-name="T292"><text:line-break/></text:span><text:span text:style-name="T293">Choose between different sleep styles</text:span><text:span text:style-name="T294"><text:line-break/></text:span><text:span text:style-name="T295">6.</text:span><text:span text:style-name="T296">01</text:span><text:span text:style-name="T297"><text:tab/></text:span><text:span text:style-name="T298"><text:tab/></text:span><text:span text:style-name="T299"><text:tab/>Different sleep styles are available in the schema</text:span><text:span text:style-name="T300"><text:line-break/></text:span><text:span text:style-name="T301">6.02</text:span><text:span text:style-name="T302"><text:tab/></text:span><text:span text:style-name="T303"><text:tab/></text:span><text:span text:style-name="T304"><text:tab/>Maximum one sleep style at a time is possible<text:s/></text:span><text:span text:style-name="T305"><text:line-break/></text:span><text:span text:style-name="T306">6.03</text:span><text:span text:style-name="T307"><text:tab/></text:span><text:span text:style-name="T308"><text:tab/></text:span><text:span text:style-name="T309"><text:tab/>Sleep styles are presented in a drop-down list</text:span><text:span text:style-name="T310"><text:line-break/></text:span><text:span text:style-name="T311">6.04</text:span><text:span text:style-name="T312"><text:tab/></text:span><text:span text:style-name="T313"><text:tab/></text:span><text:span text:style-name="T314"><text:tab/>There is a notification window confirming your choice of sleep style</text:span><text:span text:style-name="T315"><text:line-break/></text:span><text:span text:style-name="T316">6.05</text:span><text:span text:style-name="T317"><text:tab/></text:span><text:span text:style-name="T318"><text:tab/></text:span><text:span text:style-name="T319"><text:tab/>The chose</text:span><text:span text:style-name="T320">n sleep style is visible in the schema</text:span><text:span text:style-name="T321"><text:line-break/></text:span><text:span text:style-name="T322"><text:line-break/></text:span><text:span text:style-name="T323">Sleep information</text:span><text:span text:style-name="T324"><text:line-break/></text:span><text:span text:style-name="T325">7.01</text:span><text:span text:style-name="T326"><text:tab/></text:span><text:span text:style-name="T327"><text:tab/></text:span><text:span text:style-name="T328"><text:tab/>There is Information about the different sleep cycles</text:span><text:span text:style-name="T329"><text:line-break/></text:span><text:span text:style-name="T330">7.02</text:span><text:span text:style-name="T331"><text:tab/></text:span><text:span text:style-name="T332"><text:tab/></text:span><text:span text:style-name="T333"><text:tab/>There are tips of what to think about when chosing a sleep style</text:span><text:span text:style-name="T334"><text:line-break/></text:span><text:span text:style-name="T335">7.03</text:span><text:span text:style-name="T336"><text:tab/></text:span><text:span text:style-name="T337"><text:tab/></text:span><text:span text:style-name="T338"><text:tab/>There is Information about sleep in general</text:span><text:span text:style-name="T339"><text:line-break/></text:span><text:span text:style-name="T340">7.04</text:span><text:span text:style-name="T341"><text:tab/></text:span><text:span text:style-name="T342"><text:tab/></text:span><text:span text:style-name="T343"><text:tab/>All inf</text:span><text:span text:style-name="T344">ormation has pedagogical pictures</text:span><text:span text:style-name="T345"><text:line-break/></text:span><text:span text:style-name="T346">7.05</text:span><text:span text:style-name="T347"><text:tab/></text:span><text:span text:style-name="T348"><text:tab/></text:span><text:span text:style-name="T349"><text:tab/>There is a back button from Sleep Information</text:span><text:span text:style-name="T350"><text:line-break/></text:span><text:span text:style-name="T351"><text:line-break/></text:span><text:span text:style-name="T352">Evaluation of sleep style</text:span><text:span text:style-name="T353"><text:line-break/></text:span><text:span text:style-name="T354">8.01</text:span><text:span text:style-name="T355"><text:tab/></text:span><text:span text:style-name="T356"><text:tab/></text:span><text:span text:style-name="T357"><text:tab/>The user can take a survey to find a suitable sleep style</text:span><text:span text:style-name="T358"><text:line-break/></text:span><text:span text:style-name="T359">8.02</text:span><text:span text:style-name="T360"><text:tab/></text:span><text:span text:style-name="T361"><text:tab/></text:span><text:span text:style-name="T362"><text:tab/>There is a question about the user being tired/not tired in the mornin</text:span><text:span text:style-name="T363">g</text:span><text:span text:style-name="T364"><text:line-break/></text:span><text:span text:style-name="T365">8.03</text:span><text:span text:style-name="T366"><text:tab/></text:span><text:span text:style-name="T367"><text:tab/></text:span><text:span text:style-name="T368"><text:tab/>There is a question about the user being tired/not tired in the evening</text:span><text:span text:style-name="T369"><text:line-break/></text:span><text:span text:style-name="T370">8.04</text:span><text:span text:style-name="T371"><text:tab/></text:span><text:span text:style-name="T372"><text:tab/></text:span><text:span text:style-name="T373"><text:tab/>There is a question about the user having/not having trouble falling asleep</text:span><text:span text:style-name="T374"><text:line-break/></text:span><text:span text:style-name="T375">8.05</text:span><text:span text:style-name="T376"><text:tab/></text:span><text:span text:style-name="T377"><text:tab/></text:span><text:span text:style-name="T378"><text:tab/>The results from the survey are matched with different sleep styles</text:span><text:span text:style-name="T379"><text:line-break/></text:span><text:span text:style-name="T380">8.06</text:span><text:span text:style-name="T381"><text:tab/></text:span><text:span text:style-name="T382"><text:tab/></text:span><text:span text:style-name="T383"><text:tab/>The user<text:s/></text:span><text:span text:style-name="T384">recieves a list of possible sleep styles</text:span><text:span text:style-name="T385"><text:line-break/></text:span><text:span text:style-name="T386">8.07</text:span><text:span text:style-name="T387"><text:tab/></text:span><text:span text:style-name="T388"><text:tab/></text:span><text:span text:style-name="T389"><text:tab/>A proposal is press-able</text:span><text:span text:style-name="T390"><text:line-break/></text:span><text:span text:style-name="T391">8.08</text:span><text:span text:style-name="T392"><text:tab/></text:span><text:span text:style-name="T393"><text:tab/></text:span><text:span text:style-name="T394"><text:tab/>When pressing a proposal, the user is sent to the information about the sleep style.</text:span><text:span text:style-name="T395"><text:line-break/></text:span><text:span text:style-name="T396"><text:line-break/></text:span><text:span text:style-name="T397"><text:line-break/></text:span><text:span text:style-name="T398">Conflict management in the schema</text:span><text:span text:style-name="T399"><text:line-break/></text:span><text:span text:style-name="T400">9.01</text:span><text:span text:style-name="T401"><text:tab/></text:span><text:span text:style-name="T402"><text:tab/></text:span><text:span text:style-name="T403"><text:tab/>Activities from other calendar can be imported i</text:span><text:span text:style-name="T404">nto schema</text:span><text:span text:style-name="T405"><text:line-break/></text:span><text:span text:style-name="T406">9.02</text:span><text:span text:style-name="T407"><text:tab/></text:span><text:span text:style-name="T408"><text:tab/></text:span><text:span text:style-name="T409"><text:tab/>Activities are shown in different colors than black</text:span><text:span text:style-name="T410"><text:line-break/></text:span><text:span text:style-name="T411">9.03</text:span><text:span text:style-name="T412"><text:tab/></text:span><text:span text:style-name="T413"><text:tab/></text:span><text:span text:style-name="T414"><text:tab/>When a conflict arises, there is a warning notification window</text:span><text:span text:style-name="T415"><text:line-break/></text:span><text:span text:style-name="T416">9.04</text:span><text:span text:style-name="T417"><text:tab/></text:span><text:span text:style-name="T418"><text:tab/></text:span><text:span text:style-name="T419"><text:tab/>When a conflict arises, there is a warning notification sound</text:span><text:span text:style-name="T420"><text:line-break/></text:span><text:span text:style-name="T421">9.05</text:span><text:span text:style-name="T422"><text:tab/></text:span><text:span text:style-name="T423"><text:tab/></text:span><text:span text:style-name="T424"><text:tab/>When notification has been accepted, sol</text:span><text:span text:style-name="T425">utions will be presented</text:span><text:span text:style-name="T426"><text:line-break/></text:span><text:span text:style-name="T427">9.06</text:span><text:span text:style-name="T428"><text:tab/></text:span><text:span text:style-name="T429"><text:tab/></text:span><text:span text:style-name="T430"><text:tab/>A soultion can be that an element is moved in the schema</text:span><text:span text:style-name="T431"><text:line-break/></text:span><text:span text:style-name="T432">9.07</text:span><text:span text:style-name="T433"><text:tab/></text:span><text:span text:style-name="T434"><text:tab/></text:span><text:span text:style-name="T435"><text:tab/>A soultion can be that an element is deleted in the schema</text:span><text:span text:style-name="T436"><text:line-break/></text:span><text:span text:style-name="T437">9.08</text:span><text:span text:style-name="T438"><text:tab/></text:span><text:span text:style-name="T439"><text:tab/></text:span><text:span text:style-name="T440"><text:tab/>A soultion can be that a group of elements are moved in the schema</text:span><text:span text:style-name="T441"><text:line-break/></text:span><text:span text:style-name="T442">9.09</text:span><text:span text:style-name="T443"><text:tab/></text:span><text:span text:style-name="T444"><text:tab/></text:span><text:span text:style-name="T445"><text:tab/>A warning notificati</text:span><text:span text:style-name="T446">on is shown when a sleep element is moved</text:span><text:span text:style-name="T447"><text:line-break/></text:span><text:span text:style-name="T448">9.10</text:span><text:span text:style-name="T449"><text:tab/></text:span><text:span text:style-name="T450"><text:tab/></text:span><text:span text:style-name="T451"><text:tab/>A moved</text:span><text:span text:style-name="T452"><text:s/>or deleted</text:span><text:span text:style-name="T453"><text:s/>object can be un-done</text:span><text:span text:style-name="T454"><text:line-break/></text:span><text:span text:style-name="T455"><text:line-break/></text:span><text:span text:style-name="T456">Menu</text:span><text:span text:style-name="T457"><text:line-break/></text:span><text:span text:style-name="T458">10.01</text:span><text:span text:style-name="T459"><text:tab/></text:span><text:span text:style-name="T460"><text:tab/></text:span><text:span text:style-name="T461"><text:tab/>There is a button in the menu for sleep information</text:span><text:span text:style-name="T462"><text:line-break/></text:span><text:span text:style-name="T463">10.02</text:span><text:span text:style-name="T464"><text:tab/></text:span><text:span text:style-name="T465"><text:tab/></text:span><text:span text:style-name="T466"><text:tab/>There is a button in the menu for sleep schema</text:span><text:span text:style-name="T467"><text:line-break/></text:span><text:span text:style-name="T468">10.03</text:span><text:span text:style-name="T469"><text:tab/></text:span><text:span text:style-name="T470"><text:tab/></text:span><text:span text:style-name="T471"><text:tab/>There is a button in the menu for alarms</text:span><text:span text:style-name="T472"><text:line-break/></text:span><text:soft-page-break/><text:span text:style-name="T473">10.04</text:span><text:span text:style-name="T474"><text:tab/></text:span><text:span text:style-name="T475"><text:tab/></text:span><text:span text:style-name="T476"><text:tab/>There is a button in the menu for settings</text:span><text:span text:style-name="T477"><text:line-break/></text:span><text:span text:style-name="T478">10.05</text:span><text:span text:style-name="T479"><text:tab/></text:span><text:span text:style-name="T480"><text:tab/></text:span><text:span text:style-name="T481"><text:tab/>There is a button in the menu for<text:s/></text:span><text:span text:style-name="T482"><text:line-break/></text:span><text:span text:style-name="T483">10.06</text:span><text:span text:style-name="T484"><text:tab/></text:span><text:span text:style-name="T485"><text:tab/></text:span><text:span text:style-name="T486"><text:tab/></text:span><text:span text:style-name="T487"><text:line-break/></text:span><text:span text:style-name="T488"><text:line-break/></text:span><text:span text:style-name="T489">Exit Application</text:span><text:span text:style-name="T490"><text:line-break/></text:span><text:span text:style-name="T491">11.01</text:span><text:span text:style-name="T492"><text:tab/></text:span><text:span text:style-name="T493"><text:tab/></text:span><text:span text:style-name="T494"><text:tab/>Exit application</text:span><text:span text:style-name="T495"><text:line-break/></text:span><text:span text:style-name="T496"><text:line-break/></text:span><text:span text:style-name="T497">Miscellaneous</text:span><text:span text:style-name="T498"><text:line-break/></text:span><text:span text:style-name="T499">12.01</text:span><text:span text:style-name="T500"><text:tab/></text:span><text:span text:style-name="T501"><text:tab/></text:span><text:span text:style-name="T502"><text:tab/>There should always be a cancel button on all dialog windows</text:span></text:p>
      <text:p text:style-name="P503"><text:span text:style-name="T504">                                 </text:span><text:span text:style-name="T505">                 </text:span><text:span text:style-name="T506"><text:tab/></text:span></text:p>
      <text:p text:style-name="P507"><text:span text:style-name="T508">                                                            </text:span><text:span text:style-name="T509"><text:tab/></text:span></text:p>
      <text:p text:style-name="P510"/>
      <text:p text:style-name="P511"><text:span text:style-name="T512">                                       </text:span><text:span text:style-name="T513"><text:tab/></text:span></text:p>
      <text:p text:style-name="P514"><text:span text:style-name="T515">                                                                                      </text:span><text:span text:style-name="T516"><text:tab/></text:span></text:p>
      <text:p text:style-name="P517"><text:line-break/><text:line-break/><text:line-break/></text:p>
      <text:p text:style-name="P518"><text:span text:style-name="T519">1.01 App downloadable from Android Market</text:span></text:p>
      <text:p text:style-name="P520"><text:span text:style-name="T521">Trigger</text:span><text:span text:style-name="T522"><text:line-break/></text:span><text:span text:style-name="T523">The user chooses to go to Android Market</text:span><text:span text:style-name="T524"><text:line-break/></text:span><text:span text:style-name="T525">Precondition</text:span><text:span text:style-name="T526"><text:line-break/></text:span><text:span text:style-name="T527">The user is in Android Market<text:s/></text:span><text:span text:style-name="T528"><text:line-break/></text:span><text:span text:style-name="T529">Basic path</text:span><text:span text:style-name="T530"><text:line-break/></text:span><text:span text:style-name="T531">The application is visible on the market</text:span><text:span text:style-name="T532"><text:line-break/></text:span><text:span text:style-name="T533">Exception path</text:span><text:span text:style-name="T534"><text:line-break/></text:span><text:span text:style-name="T535">The application is not confirmed by Android market, therefore not shown.</text:span><text:span text:style-name="T536"><text:line-break/></text:span><text:span text:style-name="T537">Post condition</text:span><text:span text:style-name="T538"><text:line-break/></text:span><text:span text:style-name="T539">The app</text:span><text:span text:style-name="T540">lication is found on Android Market</text:span><text:span text:style-name="T541"><text:line-break/></text:span><text:span text:style-name="T542">Author</text:span><text:span text:style-name="T543"><text:line-break/></text:span><text:span text:style-name="T544">JS</text:span><text:span text:style-name="T545"><text:line-break/></text:span></text:p>
      <text:p text:style-name="P546"><text:span text:style-name="T547">1.02 App install file working</text:span></text:p>
      <text:p text:style-name="P548"><text:span text:style-name="T549">Trigger</text:span><text:span text:style-name="T550"><text:line-break/></text:span><text:span text:style-name="T551">The user chooses to install the application</text:span><text:span text:style-name="T552"><text:line-break/></text:span><text:span text:style-name="T553">Precondition</text:span><text:span text:style-name="T554"><text:line-break/></text:span><text:span text:style-name="T555">The user is in Android Market<text:s/></text:span><text:span text:style-name="T556"><text:line-break/></text:span><text:span text:style-name="T557">Basic path</text:span><text:span text:style-name="T558"><text:line-break/></text:span><text:span text:style-name="T559">The install file is working</text:span><text:span text:style-name="T560"><text:line-break/></text:span><text:span text:style-name="T561">Exception path</text:span><text:span text:style-name="T562"><text:line-break/></text:span><text:span text:style-name="T563">The application has already b</text:span><text:span text:style-name="T564">een installed. The user recieves a message saying “App already installed”.</text:span><text:span text:style-name="T565"><text:line-break/></text:span><text:span text:style-name="T566">Post condition</text:span><text:span text:style-name="T567"><text:line-break/></text:span><text:span text:style-name="T568">The user has an installed application.</text:span><text:span text:style-name="T569"><text:line-break/></text:span><text:span text:style-name="T570">Author</text:span><text:span text:style-name="T571"><text:line-break/></text:span><text:span text:style-name="T572">JS</text:span><text:span text:style-name="T573"><text:line-break/></text:span></text:p>
      <text:p text:style-name="P574"><text:span text:style-name="T575">1.03 App uploaded under correct name</text:span></text:p>
      <text:p text:style-name="P576"><text:span text:style-name="T577">Trigger</text:span><text:span text:style-name="T578"><text:line-break/></text:span><text:span text:style-name="T579">The user wants to find the application on the market</text:span><text:span text:style-name="T580"><text:line-break/></text:span><text:span text:style-name="T581">Precondition</text:span><text:span text:style-name="T582"><text:line-break/></text:span><text:span text:style-name="T583">The u</text:span><text:span text:style-name="T584">ser is in Android Market<text:s/></text:span><text:span text:style-name="T585"><text:line-break/></text:span><text:span text:style-name="T586">Basic path</text:span><text:span text:style-name="T587"><text:line-break/></text:span><text:span text:style-name="T588">The application is found under “Sleep App”</text:span><text:span text:style-name="T589"><text:line-break/></text:span><text:soft-page-break/><text:span text:style-name="T590">Exception path</text:span><text:span text:style-name="T591"><text:line-break/></text:span><text:span text:style-name="T592">The wrong or outdated name is shown.</text:span><text:span text:style-name="T593"><text:line-break/></text:span><text:span text:style-name="T594">Post condition</text:span><text:span text:style-name="T595"><text:line-break/></text:span><text:span text:style-name="T596">The application is found  under “Sleep App” on Android Market</text:span><text:span text:style-name="T597"><text:line-break/></text:span><text:span text:style-name="T598">Author</text:span><text:span text:style-name="T599"><text:line-break/></text:span><text:span text:style-name="T600">JS</text:span><text:span text:style-name="T601"><text:line-break/></text:span></text:p>
      <text:p text:style-name="P602"><text:span text:style-name="T603">1.04 Correct description of the<text:s/></text:span><text:span text:style-name="T604">program at Android Market</text:span></text:p>
      <text:p text:style-name="P605"><text:span text:style-name="T606">Trigger</text:span><text:span text:style-name="T607"><text:line-break/></text:span><text:span text:style-name="T608">The user wants to read about the application, and get the correct information</text:span><text:span text:style-name="T609"><text:line-break/></text:span><text:span text:style-name="T610">Precondition</text:span><text:span text:style-name="T611"><text:line-break/></text:span><text:span text:style-name="T612">The user is in Android Market<text:s/></text:span><text:span text:style-name="T613"><text:line-break/></text:span><text:span text:style-name="T614">Basic path</text:span><text:span text:style-name="T615"><text:line-break/></text:span><text:span text:style-name="T616">The application is found under “Sleep App”, and the information is correct</text:span><text:span text:style-name="T617"><text:line-break/></text:span><text:span text:style-name="T618">Exception path</text:span><text:span text:style-name="T619"><text:line-break/></text:span><text:span text:style-name="T620">The wrong or outdated description is shown.</text:span><text:span text:style-name="T621"><text:line-break/></text:span><text:span text:style-name="T622">Post condition</text:span><text:span text:style-name="T623"><text:line-break/></text:span><text:span text:style-name="T624">The user is in the description of “Sleep App”, reading the correct information</text:span><text:span text:style-name="T625"><text:line-break/></text:span><text:span text:style-name="T626">Author</text:span><text:span text:style-name="T627"><text:line-break/></text:span><text:span text:style-name="T628">JS</text:span><text:span text:style-name="T629"><text:line-break/></text:span></text:p>
      <text:p text:style-name="P630"><text:span text:style-name="T631">1.05 Confirmation message provided if installation succeeds</text:span></text:p>
      <text:p text:style-name="P632"><text:span text:style-name="T633">Trigger</text:span><text:span text:style-name="T634"><text:line-break/></text:span><text:span text:style-name="T635">The user installs the application</text:span><text:span text:style-name="T636"><text:line-break/></text:span><text:span text:style-name="T637">Prec</text:span><text:span text:style-name="T638">ondition</text:span><text:span text:style-name="T639"><text:line-break/></text:span><text:span text:style-name="T640">The user is in Android Market<text:s/></text:span><text:span text:style-name="T641"><text:line-break/></text:span><text:span text:style-name="T642">Basic path</text:span><text:span text:style-name="T643"><text:line-break/></text:span><text:span text:style-name="T644">The file is installed, and there is a message saying “Sleep App installed”</text:span><text:span text:style-name="T645"><text:line-break/></text:span><text:span text:style-name="T646">Exception path</text:span><text:span text:style-name="T647"><text:line-break/></text:span><text:span text:style-name="T648">Sleep App is already installed. The user recieves a message saying “App already installed”.</text:span><text:span text:style-name="T649"><text:line-break/></text:span><text:span text:style-name="T650">Post condition</text:span><text:span text:style-name="T651"><text:line-break/></text:span><text:span text:style-name="T652">The user</text:span><text:span text:style-name="T653"><text:s/>has an installed application</text:span><text:span text:style-name="T654"><text:line-break/></text:span><text:span text:style-name="T655">Author</text:span><text:span text:style-name="T656"><text:line-break/></text:span></text:p>
      <text:p text:style-name="P657"><text:span text:style-name="T658">1.06 Message provided when something goes wrong during installation.</text:span></text:p>
      <text:p text:style-name="P659"><text:span text:style-name="T660">Trigger</text:span><text:span text:style-name="T661"><text:line-break/></text:span><text:span text:style-name="T662">The user installs the application</text:span><text:span text:style-name="T663"><text:line-break/></text:span><text:span text:style-name="T664">Precondition</text:span><text:span text:style-name="T665"><text:line-break/></text:span><text:span text:style-name="T666">The user is in Android Market<text:s/></text:span><text:span text:style-name="T667"><text:line-break/></text:span><text:span text:style-name="T668">Basic path</text:span><text:span text:style-name="T669"><text:line-break/></text:span><text:span text:style-name="T670">The file is installed, and there is a message saying</text:span><text:span text:style-name="T671"><text:s/>“Installation Error”</text:span><text:span text:style-name="T672"><text:line-break/></text:span><text:span text:style-name="T673">Exception path</text:span><text:span text:style-name="T674"><text:line-break/></text:span><text:span text:style-name="T675">Sleep App is already installed</text:span><text:span text:style-name="T676"><text:line-break/></text:span><text:span text:style-name="T677">Post condition</text:span><text:span text:style-name="T678"><text:line-break/></text:span><text:span text:style-name="T679">The user has no installed application, or a previously installed application</text:span><text:span text:style-name="T680"><text:line-break/></text:span><text:span text:style-name="T681">Author</text:span><text:span text:style-name="T682"><text:line-break/></text:span><text:span text:style-name="T683">JS</text:span><text:span text:style-name="T684"><text:line-break/></text:span><text:span text:style-name="T685"><text:line-break/></text:span></text:p>
      <text:p text:style-name="P686"><text:span text:style-name="T687">2.01 Application is startable</text:span></text:p>
      <text:p text:style-name="P688"><text:span text:style-name="T689">Trigger</text:span><text:span text:style-name="T690"><text:line-break/></text:span><text:span text:style-name="T691">The user chooses to start the application.</text:span><text:span text:style-name="T692"><text:line-break/></text:span><text:span text:style-name="T693">Pre</text:span><text:span text:style-name="T694">condition</text:span><text:span text:style-name="T695"><text:line-break/></text:span><text:span text:style-name="T696">The user has installed the application.</text:span><text:span text:style-name="T697"><text:line-break/></text:span><text:span text:style-name="T698">Basic path</text:span><text:span text:style-name="T699"><text:line-break/></text:span><text:span text:style-name="T700">The application starts.</text:span><text:span text:style-name="T701"><text:line-break/></text:span><text:soft-page-break/><text:span text:style-name="T702">Exception path</text:span><text:span text:style-name="T703"><text:line-break/></text:span><text:span text:style-name="T704">The program is running. The system tells the user the program is running.</text:span><text:span text:style-name="T705"><text:line-break/></text:span><text:span text:style-name="T706">Post condition</text:span><text:span text:style-name="T707"><text:line-break/></text:span><text:span text:style-name="T708">The application is running.</text:span><text:span text:style-name="T709"><text:line-break/></text:span><text:span text:style-name="T710">Author</text:span><text:span text:style-name="T711"><text:line-break/></text:span><text:span text:style-name="T712">JS</text:span><text:span text:style-name="T713"><text:line-break/></text:span></text:p>
      <text:p text:style-name="P714"><text:span text:style-name="T715">2.02 Application always star</text:span><text:span text:style-name="T716">ts on menu</text:span></text:p>
      <text:p text:style-name="P717"><text:span text:style-name="T718">Trigger</text:span><text:span text:style-name="T719"><text:line-break/></text:span><text:span text:style-name="T720">The user chooses to start the application.</text:span><text:span text:style-name="T721"><text:line-break/></text:span><text:span text:style-name="T722">Precondition</text:span><text:span text:style-name="T723"><text:line-break/></text:span><text:span text:style-name="T724">The user has installed the application.</text:span><text:span text:style-name="T725"><text:line-break/></text:span><text:span text:style-name="T726">Basic path</text:span><text:span text:style-name="T727"><text:line-break/></text:span><text:span text:style-name="T728">The application starts to the start menu. Nowhere else.</text:span><text:span text:style-name="T729"><text:line-break/></text:span><text:span text:style-name="T730">Exception path</text:span><text:span text:style-name="T731"><text:line-break/></text:span><text:span text:style-name="T732">The program is running. The system tells the user the progr</text:span><text:span text:style-name="T733">am is running.</text:span><text:span text:style-name="T734"><text:line-break/></text:span><text:span text:style-name="T735">Post condition</text:span><text:span text:style-name="T736"><text:line-break/></text:span><text:span text:style-name="T737">The application is running.</text:span><text:span text:style-name="T738"><text:line-break/></text:span><text:span text:style-name="T739">Author</text:span><text:span text:style-name="T740"><text:line-break/></text:span><text:span text:style-name="T741">JS</text:span><text:span text:style-name="T742"><text:line-break/></text:span><text:span text:style-name="T743"><text:line-break/></text:span><text:span text:style-name="T744"><text:line-break/></text:span><text:span text:style-name="T745"><text:line-break/></text:span><text:span text:style-name="T746">3.01</text:span><text:span text:style-name="T747"><text:tab/></text:span><text:span text:style-name="T748"><text:tab/></text:span><text:span text:style-name="T749"><text:tab/>A schema is illustrated</text:span><text:span text:style-name="T750"><text:line-break/></text:span><text:span text:style-name="T751"><text:line-break/></text:span><text:span text:style-name="T752">Trigger</text:span><text:span text:style-name="T753"><text:line-break/></text:span><text:span text:style-name="T754">The user goes to Schema.</text:span><text:span text:style-name="T755"><text:line-break/></text:span><text:span text:style-name="T756">Precondition</text:span><text:span text:style-name="T757"><text:line-break/></text:span><text:span text:style-name="T758">The user is in Menu.</text:span><text:span text:style-name="T759"><text:line-break/></text:span><text:span text:style-name="T760">Basic path</text:span><text:span text:style-name="T761"><text:line-break/></text:span><text:span text:style-name="T762">The schema is visible.</text:span><text:span text:style-name="T763"><text:line-break/></text:span><text:span text:style-name="T764">Exception path</text:span><text:span text:style-name="T765"><text:line-break/></text:span><text:span text:style-name="T766">Schema is not visible.</text:span><text:span text:style-name="T767"><text:line-break/></text:span><text:span text:style-name="T768">Post condition</text:span><text:span text:style-name="T769"><text:line-break/></text:span><text:span text:style-name="T770">The user is in Schema, watching the schema</text:span><text:span text:style-name="T771"><text:line-break/></text:span><text:span text:style-name="T772">Author</text:span><text:span text:style-name="T773"><text:line-break/></text:span><text:span text:style-name="T774">JS</text:span><text:span text:style-name="T775"><text:line-break/></text:span><text:span text:style-name="T776"><text:line-break/></text:span><text:span text:style-name="T777">3.02</text:span><text:span text:style-name="T778"><text:tab/></text:span><text:span text:style-name="T779"><text:tab/></text:span><text:span text:style-name="T780"><text:tab/>Days are visible</text:span><text:span text:style-name="T781"><text:line-break/></text:span><text:span text:style-name="T782"><text:line-break/></text:span><text:span text:style-name="T783">Trigger</text:span><text:span text:style-name="T784"><text:line-break/></text:span><text:span text:style-name="T785">The user goes to Schema.</text:span><text:span text:style-name="T786"><text:line-break/></text:span><text:span text:style-name="T787">Precondition</text:span><text:span text:style-name="T788"><text:line-break/></text:span><text:span text:style-name="T789">The user is in Menu.</text:span><text:span text:style-name="T790"><text:line-break/></text:span><text:span text:style-name="T791">Basic path</text:span><text:span text:style-name="T792"><text:line-break/></text:span><text:span text:style-name="T793">The weekdays are visible on the schema.</text:span><text:span text:style-name="T794"><text:line-break/></text:span><text:span text:style-name="T795">Exception path</text:span><text:span text:style-name="T796"><text:line-break/></text:span><text:span text:style-name="T797">Week days are not visible.</text:span><text:span text:style-name="T798"><text:line-break/></text:span><text:span text:style-name="T799">Post condition</text:span><text:span text:style-name="T800"><text:line-break/></text:span><text:span text:style-name="T801">The user is in Schema, watching the schema with weekdays</text:span><text:span text:style-name="T802"><text:line-break/></text:span><text:span text:style-name="T803">Author</text:span><text:span text:style-name="T804"><text:line-break/></text:span><text:span text:style-name="T805">JS</text:span><text:span text:style-name="T806"><text:line-break/></text:span><text:span text:style-name="T807"><text:line-break/></text:span><text:soft-page-break/><text:span text:style-name="T808">3.03</text:span><text:span text:style-name="T809"><text:tab/></text:span><text:span text:style-name="T810"><text:tab/></text:span><text:span text:style-name="T811"><text:tab/>Hours are visible from 00.00 to 23.59</text:span><text:span text:style-name="T812"><text:line-break/></text:span><text:span text:style-name="T813"><text:line-break/></text:span><text:span text:style-name="T814">Trigger</text:span><text:span text:style-name="T815"><text:line-break/></text:span><text:span text:style-name="T816">The user goes to Schema.</text:span><text:span text:style-name="T817"><text:line-break/></text:span><text:span text:style-name="T818">Precondition</text:span><text:span text:style-name="T819"><text:line-break/></text:span><text:span text:style-name="T820">The user is in Menu.</text:span><text:span text:style-name="T821"><text:line-break/></text:span><text:span text:style-name="T822">Basic path</text:span><text:span text:style-name="T823"><text:line-break/></text:span><text:span text:style-name="T824">The hours 00.00-23.59 are visible on the schema.</text:span><text:span text:style-name="T825"><text:line-break/></text:span><text:span text:style-name="T826">Exception path</text:span><text:span text:style-name="T827"><text:line-break/></text:span><text:span text:style-name="T828">Hours are not visible.</text:span><text:span text:style-name="T829"><text:line-break/></text:span><text:span text:style-name="T830">Post condition</text:span><text:span text:style-name="T831"><text:line-break/></text:span><text:span text:style-name="T832">The user is in Schema, watching the schema with hours</text:span><text:span text:style-name="T833"><text:line-break/></text:span><text:span text:style-name="T834">Author</text:span><text:span text:style-name="T835"><text:line-break/></text:span><text:span text:style-name="T836">JS</text:span><text:span text:style-name="T837"><text:line-break/></text:span><text:span text:style-name="T838"><text:line-break/></text:span><text:span text:style-name="T839">3.04</text:span><text:span text:style-name="T840"><text:tab/></text:span><text:span text:style-name="T841"><text:tab/></text:span><text:span text:style-name="T842"><text:tab/>It is possible to choose to view a week</text:span><text:span text:style-name="T843"><text:line-break/></text:span><text:span text:style-name="T844"><text:line-break/></text:span><text:span text:style-name="T845">Trigger</text:span><text:span text:style-name="T846"><text:line-break/></text:span><text:span text:style-name="T847">The user presses week-view in Schema.</text:span><text:span text:style-name="T848"><text:line-break/></text:span><text:span text:style-name="T849">Precondition</text:span><text:span text:style-name="T850"><text:line-break/></text:span><text:span text:style-name="T851">The user is in Schema.</text:span><text:span text:style-name="T852"><text:line-break/></text:span><text:span text:style-name="T853">Basic path</text:span><text:span text:style-name="T854"><text:line-break/></text:span><text:span text:style-name="T855">The user see</text:span><text:span text:style-name="T856">s the schema as a week.</text:span><text:span text:style-name="T857"><text:line-break/></text:span><text:span text:style-name="T858">Exception path</text:span><text:span text:style-name="T859"><text:line-break/></text:span><text:span text:style-name="T860">No exception path</text:span><text:span text:style-name="T861"><text:line-break/></text:span><text:span text:style-name="T862">Post condition</text:span><text:span text:style-name="T863"><text:line-break/></text:span><text:span text:style-name="T864">The user is in Schema, watching the schema as a week</text:span><text:span text:style-name="T865"><text:line-break/></text:span><text:span text:style-name="T866">Author</text:span><text:span text:style-name="T867"><text:line-break/></text:span><text:span text:style-name="T868">JS</text:span><text:span text:style-name="T869"><text:line-break/></text:span><text:span text:style-name="T870"><text:line-break/></text:span><text:span text:style-name="T871">3.05</text:span><text:span text:style-name="T872"><text:tab/></text:span><text:span text:style-name="T873"><text:tab/></text:span><text:span text:style-name="T874"><text:tab/>It is possible to only choose to view a day</text:span><text:span text:style-name="T875"><text:line-break/></text:span><text:span text:style-name="T876"><text:line-break/></text:span><text:span text:style-name="T877">Trigger</text:span><text:span text:style-name="T878"><text:line-break/></text:span><text:span text:style-name="T879">The user presses day-view in Schema.</text:span><text:span text:style-name="T880"><text:line-break/></text:span><text:span text:style-name="T881">Precondition</text:span><text:span text:style-name="T882"><text:line-break/></text:span><text:span text:style-name="T883">The user i</text:span><text:span text:style-name="T884">s in Schema.</text:span><text:span text:style-name="T885"><text:line-break/></text:span><text:span text:style-name="T886">Basic path</text:span><text:span text:style-name="T887"><text:line-break/></text:span><text:span text:style-name="T888">The user sees the schema as day to day.</text:span><text:span text:style-name="T889"><text:line-break/></text:span><text:span text:style-name="T890">Exception path</text:span><text:span text:style-name="T891"><text:line-break/></text:span><text:span text:style-name="T892">No exception path</text:span><text:span text:style-name="T893"><text:line-break/></text:span><text:span text:style-name="T894">Post condition</text:span><text:span text:style-name="T895"><text:line-break/></text:span><text:span text:style-name="T896">The user is in Schema, watching the schema as day to day</text:span><text:span text:style-name="T897"><text:line-break/></text:span><text:span text:style-name="T898">Author</text:span><text:span text:style-name="T899"><text:line-break/></text:span><text:span text:style-name="T900">JS</text:span></text:p>
      <text:p text:style-name="P901"><text:span text:style-name="T902">3.06 Exit from schema to menu, back button</text:span></text:p>
      <text:p text:style-name="P903"><text:span text:style-name="T904">Trigger</text:span><text:span text:style-name="T905"><text:line-break/></text:span><text:span text:style-name="T906">The user clicks on the<text:s/></text:span><text:span text:style-name="T907">“back button”.  The schema is saved and the menu is opened.</text:span><text:span text:style-name="T908"><text:line-break/></text:span><text:span text:style-name="T909">Precondition</text:span><text:span text:style-name="T910"><text:line-break/></text:span><text:span text:style-name="T911">The user is in schema.</text:span><text:span text:style-name="T912"><text:line-break/></text:span><text:span text:style-name="T913">Basic path</text:span><text:span text:style-name="T914"><text:line-break/></text:span><text:span text:style-name="T915">Schema is saved and the menu becomes visible.</text:span><text:span text:style-name="T916"><text:line-break/></text:span><text:span text:style-name="T917">Exception path</text:span><text:span text:style-name="T918"><text:line-break/></text:span><text:span text:style-name="T919">No exception path</text:span><text:span text:style-name="T920"><text:line-break/></text:span><text:span text:style-name="T921">Post condition</text:span><text:span text:style-name="T922"><text:line-break/></text:span><text:soft-page-break/><text:span text:style-name="T923">Schema is saved and the menu is visible.</text:span><text:span text:style-name="T924"><text:line-break/></text:span><text:span text:style-name="T925">Author</text:span><text:span text:style-name="T926"><text:line-break/></text:span><text:span text:style-name="T927">JS</text:span><text:span text:style-name="T928"><text:line-break/></text:span></text:p>
      <text:p text:style-name="P929"><text:span text:style-name="T930">3.0</text:span><text:span text:style-name="T931">7 Exit from schema to menu, home button</text:span></text:p>
      <text:p text:style-name="P932"><text:span text:style-name="T933">Trigger</text:span><text:span text:style-name="T934"><text:line-break/></text:span><text:span text:style-name="T935">The user clicks on the “menu button”.  The schema is saved and the menu is opened.</text:span><text:span text:style-name="T936"><text:line-break/></text:span><text:span text:style-name="T937">Precondition</text:span><text:span text:style-name="T938"><text:line-break/></text:span><text:span text:style-name="T939">The user is in schema.</text:span><text:span text:style-name="T940"><text:line-break/></text:span><text:span text:style-name="T941">Basic path</text:span><text:span text:style-name="T942"><text:line-break/></text:span><text:span text:style-name="T943">Schema is saved and the menu becomes visible.</text:span><text:span text:style-name="T944"><text:line-break/></text:span><text:span text:style-name="T945">Exception path</text:span><text:span text:style-name="T946"><text:line-break/></text:span><text:span text:style-name="T947">No exception path</text:span><text:span text:style-name="T948"><text:line-break/></text:span><text:span text:style-name="T949">Post condition</text:span><text:span text:style-name="T950"><text:line-break/></text:span><text:span text:style-name="T951">Schema is saved and the menu is visible.</text:span><text:span text:style-name="T952"><text:line-break/></text:span><text:span text:style-name="T953">Author</text:span><text:span text:style-name="T954"><text:line-break/></text:span><text:span text:style-name="T955">JS</text:span><text:span text:style-name="T956"><text:line-break/></text:span><text:span text:style-name="T957"><text:line-break/></text:span><text:span text:style-name="T958">3.08</text:span><text:span text:style-name="T959"><text:tab/></text:span><text:span text:style-name="T960"><text:tab/></text:span><text:span text:style-name="T961"><text:tab/>Add a sleep style to schema</text:span><text:span text:style-name="T962"><text:line-break/></text:span><text:span text:style-name="T963"><text:line-break/></text:span><text:span text:style-name="T964">Trigger</text:span><text:span text:style-name="T965"><text:line-break/></text:span><text:span text:style-name="T966">The user presses add sleep style in Schema.</text:span><text:span text:style-name="T967"><text:line-break/></text:span><text:span text:style-name="T968">Precondition</text:span><text:span text:style-name="T969"><text:line-break/></text:span><text:span text:style-name="T970">The user is in Schema.</text:span><text:span text:style-name="T971"><text:line-break/></text:span><text:span text:style-name="T972">Basic path</text:span><text:span text:style-name="T973"><text:line-break/></text:span><text:span text:style-name="T974">The user can add a new sleep style to the schema,<text:s/></text:span><text:span text:style-name="T975">which will be chooseable</text:span><text:span text:style-name="T976"><text:line-break/></text:span><text:span text:style-name="T977">Exception path</text:span><text:span text:style-name="T978"><text:line-break/></text:span><text:span text:style-name="T979">No exception path</text:span><text:span text:style-name="T980"><text:line-break/></text:span><text:span text:style-name="T981">Post condition</text:span><text:span text:style-name="T982"><text:line-break/></text:span><text:span text:style-name="T983">The user is in add sleep style window.</text:span><text:span text:style-name="T984"><text:line-break/></text:span><text:span text:style-name="T985">Author</text:span><text:span text:style-name="T986"><text:line-break/></text:span><text:span text:style-name="T987">JS</text:span><text:span text:style-name="T988"><text:line-break/></text:span><text:span text:style-name="T989"><text:line-break/></text:span><text:span text:style-name="T990">3.09</text:span><text:span text:style-name="T991"><text:tab/></text:span><text:span text:style-name="T992"><text:tab/></text:span><text:span text:style-name="T993"><text:tab/>Add appointments to schema</text:span><text:span text:style-name="T994"><text:line-break/></text:span><text:span text:style-name="T995"><text:line-break/></text:span><text:span text:style-name="T996">Trigger</text:span><text:span text:style-name="T997"><text:line-break/></text:span><text:span text:style-name="T998">The user presses add appointment in Schema.</text:span><text:span text:style-name="T999"><text:line-break/></text:span><text:span text:style-name="T1000">Precondition</text:span><text:span text:style-name="T1001"><text:line-break/></text:span><text:span text:style-name="T1002">The user is in Schema.</text:span><text:span text:style-name="T1003"><text:line-break/></text:span><text:span text:style-name="T1004">Basic path</text:span><text:span text:style-name="T1005"><text:line-break/></text:span><text:span text:style-name="T1006">The user can add a new appointment to the schema, which will be shown as element in other color than black</text:span><text:span text:style-name="T1007"><text:line-break/></text:span><text:span text:style-name="T1008">Exception path</text:span><text:span text:style-name="T1009"><text:line-break/></text:span><text:span text:style-name="T1010">No exception path</text:span><text:span text:style-name="T1011"><text:line-break/></text:span><text:span text:style-name="T1012">Post condition</text:span><text:span text:style-name="T1013"><text:line-break/></text:span><text:span text:style-name="T1014">The user is in add appointment window.</text:span><text:span text:style-name="T1015"><text:line-break/></text:span><text:span text:style-name="T1016">Author</text:span><text:span text:style-name="T1017"><text:line-break/></text:span><text:span text:style-name="T1018">JS</text:span><text:span text:style-name="T1019"><text:line-break/></text:span><text:span text:style-name="T1020"><text:line-break/></text:span><text:span text:style-name="T1021">3.10</text:span><text:span text:style-name="T1022"><text:tab/></text:span><text:span text:style-name="T1023"><text:tab/></text:span><text:span text:style-name="T1024"><text:tab/>Move appointment</text:span><text:span text:style-name="T1025"><text:line-break/></text:span><text:span text:style-name="T1026"><text:line-break/></text:span><text:span text:style-name="T1027">Trigger</text:span><text:span text:style-name="T1028"><text:line-break/></text:span><text:span text:style-name="T1029">The user holds an</text:span><text:span text:style-name="T1030"><text:s/>appointment element and wants to move it in Schema.</text:span><text:span text:style-name="T1031"><text:line-break/></text:span><text:span text:style-name="T1032">Precondition</text:span><text:span text:style-name="T1033"><text:line-break/></text:span><text:soft-page-break/><text:span text:style-name="T1034">The user is in Schema.</text:span><text:span text:style-name="T1035"><text:line-break/></text:span><text:span text:style-name="T1036">Basic path</text:span><text:span text:style-name="T1037"><text:line-break/></text:span><text:span text:style-name="T1038">The user can move around an appointment in Schema</text:span><text:span text:style-name="T1039"><text:line-break/></text:span><text:span text:style-name="T1040">Exception path</text:span><text:span text:style-name="T1041"><text:line-break/></text:span><text:span text:style-name="T1042">No exception path</text:span><text:span text:style-name="T1043"><text:line-break/></text:span><text:span text:style-name="T1044">Post condition</text:span><text:span text:style-name="T1045"><text:line-break/></text:span><text:span text:style-name="T1046">The user is in Schema with the appointment moved from one<text:s/></text:span><text:span text:style-name="T1047">place to the other.</text:span><text:span text:style-name="T1048"><text:line-break/></text:span><text:span text:style-name="T1049">Author</text:span><text:span text:style-name="T1050"><text:line-break/></text:span><text:span text:style-name="T1051">JS</text:span><text:span text:style-name="T1052"><text:line-break/></text:span><text:span text:style-name="T1053"><text:line-break/></text:span><text:span text:style-name="T1054">3.11</text:span><text:span text:style-name="T1055"><text:tab/></text:span><text:span text:style-name="T1056"><text:tab/></text:span><text:span text:style-name="T1057"><text:tab/>Delete appointment</text:span><text:span text:style-name="T1058"><text:line-break/></text:span><text:span text:style-name="T1059"><text:line-break/></text:span><text:span text:style-name="T1060">Trigger</text:span><text:span text:style-name="T1061"><text:line-break/></text:span><text:span text:style-name="T1062">The presses delete on an appointment element in Schema.</text:span><text:span text:style-name="T1063"><text:line-break/></text:span><text:span text:style-name="T1064">Precondition</text:span><text:span text:style-name="T1065"><text:line-break/></text:span><text:span text:style-name="T1066">The user is in Schema.</text:span><text:span text:style-name="T1067"><text:line-break/></text:span><text:span text:style-name="T1068">Basic path</text:span><text:span text:style-name="T1069"><text:line-break/></text:span><text:span text:style-name="T1070">The user can delete an appointment in Schema</text:span><text:span text:style-name="T1071"><text:line-break/></text:span><text:span text:style-name="T1072">Exception path</text:span><text:span text:style-name="T1073"><text:line-break/></text:span><text:span text:style-name="T1074">No exception path</text:span><text:span text:style-name="T1075"><text:line-break/></text:span><text:span text:style-name="T1076">Post<text:s/></text:span><text:span text:style-name="T1077">condition</text:span><text:span text:style-name="T1078"><text:line-break/></text:span><text:span text:style-name="T1079">The user is in Schema with the appointment deleted.</text:span><text:span text:style-name="T1080"><text:line-break/></text:span><text:span text:style-name="T1081">Author</text:span><text:span text:style-name="T1082"><text:line-break/></text:span><text:span text:style-name="T1083">JS</text:span><text:span text:style-name="T1084"><text:line-break/></text:span><text:span text:style-name="T1085"><text:line-break/></text:span><text:span text:style-name="T1086">3.12</text:span><text:span text:style-name="T1087"><text:tab/></text:span><text:span text:style-name="T1088"><text:tab/></text:span><text:span text:style-name="T1089"><text:tab/>Move sleep element</text:span><text:span text:style-name="T1090"><text:line-break/></text:span><text:span text:style-name="T1091"><text:line-break/></text:span><text:span text:style-name="T1092">Trigger</text:span><text:span text:style-name="T1093"><text:line-break/></text:span><text:span text:style-name="T1094">The user holds an sleep element and wants to move it in Schema.</text:span><text:span text:style-name="T1095"><text:line-break/></text:span><text:span text:style-name="T1096">Precondition</text:span><text:span text:style-name="T1097"><text:line-break/></text:span><text:span text:style-name="T1098">The user is in Schema.</text:span><text:span text:style-name="T1099"><text:line-break/></text:span><text:span text:style-name="T1100">Basic path</text:span><text:span text:style-name="T1101"><text:line-break/></text:span><text:span text:style-name="T1102">The user can move around a sleep elem</text:span><text:span text:style-name="T1103">ent in Schema</text:span><text:span text:style-name="T1104"><text:line-break/></text:span><text:span text:style-name="T1105">Exception path</text:span><text:span text:style-name="T1106"><text:line-break/></text:span><text:span text:style-name="T1107">No exception path</text:span><text:span text:style-name="T1108"><text:line-break/></text:span><text:span text:style-name="T1109">Post condition</text:span><text:span text:style-name="T1110"><text:line-break/></text:span><text:span text:style-name="T1111">The user is in Schema with the sleep element moved from one place to the other.</text:span><text:span text:style-name="T1112"><text:line-break/></text:span><text:span text:style-name="T1113">Author</text:span><text:span text:style-name="T1114"><text:line-break/></text:span><text:span text:style-name="T1115">JS</text:span><text:span text:style-name="T1116"><text:line-break/></text:span><text:span text:style-name="T1117"><text:line-break/></text:span><text:span text:style-name="T1118"><text:line-break/></text:span><text:span text:style-name="T1119">3.13</text:span><text:span text:style-name="T1120"><text:tab/></text:span><text:span text:style-name="T1121"><text:tab/></text:span><text:span text:style-name="T1122"><text:tab/>Move entire sleep group element</text:span><text:span text:style-name="T1123"><text:line-break/></text:span><text:span text:style-name="T1124"><text:line-break/></text:span><text:span text:style-name="T1125">Trigger</text:span><text:span text:style-name="T1126"><text:line-break/></text:span><text:span text:style-name="T1127">The user holds an sleep group element and wants to mov</text:span><text:span text:style-name="T1128">e it in Schema.</text:span><text:span text:style-name="T1129"><text:line-break/></text:span><text:span text:style-name="T1130">Precondition</text:span><text:span text:style-name="T1131"><text:line-break/></text:span><text:span text:style-name="T1132">The user is in Schema.</text:span><text:span text:style-name="T1133"><text:line-break/></text:span><text:span text:style-name="T1134">Basic path</text:span><text:span text:style-name="T1135"><text:line-break/></text:span><text:span text:style-name="T1136">The user can move around a sleep group element in Schema</text:span><text:span text:style-name="T1137"><text:line-break/></text:span><text:span text:style-name="T1138">Exception path</text:span><text:span text:style-name="T1139"><text:line-break/></text:span><text:span text:style-name="T1140">No exception path</text:span><text:span text:style-name="T1141"><text:line-break/></text:span><text:span text:style-name="T1142">Post condition</text:span><text:span text:style-name="T1143"><text:line-break/></text:span><text:span text:style-name="T1144">The user is in Schema with the whole sleep cycle (sleep group element) moved from one pl</text:span><text:span text:style-name="T1145">ace to the<text:s/></text:span><text:soft-page-break/><text:span text:style-name="T1146">other.</text:span><text:span text:style-name="T1147"><text:line-break/></text:span><text:span text:style-name="T1148">Author</text:span><text:span text:style-name="T1149"><text:line-break/></text:span><text:span text:style-name="T1150">JS</text:span><text:span text:style-name="T1151"><text:line-break/></text:span><text:span text:style-name="T1152"><text:line-break/></text:span><text:span text:style-name="T1153">3.14</text:span><text:span text:style-name="T1154"><text:tab/></text:span><text:span text:style-name="T1155"><text:tab/></text:span><text:span text:style-name="T1156"><text:tab/>Warn the user when moving a sleep cycle</text:span><text:span text:style-name="T1157"><text:line-break/></text:span><text:span text:style-name="T1158"><text:line-break/></text:span><text:span text:style-name="T1159">Trigger</text:span><text:span text:style-name="T1160"><text:line-break/></text:span><text:span text:style-name="T1161">The user holds a sleep element or sleep group element and wants to move it in Schema.</text:span><text:span text:style-name="T1162"><text:line-break/></text:span><text:span text:style-name="T1163">Precondition</text:span><text:span text:style-name="T1164"><text:line-break/></text:span><text:span text:style-name="T1165">The user is in Schema.</text:span><text:span text:style-name="T1166"><text:line-break/></text:span><text:span text:style-name="T1167">Basic path</text:span><text:span text:style-name="T1168"><text:line-break/></text:span><text:span text:style-name="T1169">The user is warned that this will not<text:s/></text:span><text:span text:style-name="T1170">be healty</text:span><text:span text:style-name="T1171"><text:line-break/></text:span><text:span text:style-name="T1172">Exception path</text:span><text:span text:style-name="T1173"><text:line-break/></text:span><text:span text:style-name="T1174">No exception path</text:span><text:span text:style-name="T1175"><text:line-break/></text:span><text:span text:style-name="T1176">Post condition</text:span><text:span text:style-name="T1177"><text:line-break/></text:span><text:span text:style-name="T1178">The user is in Schema with the whole sleep cycle (sleep group element) moved from one place to the other OR the user has chosen to undo.</text:span><text:span text:style-name="T1179"><text:line-break/></text:span><text:span text:style-name="T1180">Author</text:span><text:span text:style-name="T1181"><text:line-break/></text:span><text:span text:style-name="T1182">JS</text:span><text:span text:style-name="T1183"><text:line-break/></text:span><text:span text:style-name="T1184"><text:line-break/></text:span><text:span text:style-name="T1185">3.15</text:span><text:span text:style-name="T1186"><text:tab/></text:span><text:span text:style-name="T1187"><text:tab/></text:span><text:span text:style-name="T1188"><text:tab/>Use different colors for different appointm</text:span><text:span text:style-name="T1189">ents.</text:span><text:span text:style-name="T1190"><text:line-break/></text:span><text:span text:style-name="T1191"><text:line-break/></text:span><text:span text:style-name="T1192">Trigger</text:span><text:span text:style-name="T1193"><text:line-break/></text:span><text:span text:style-name="T1194">The user has added an appointment in Schema.</text:span><text:span text:style-name="T1195"><text:line-break/></text:span><text:span text:style-name="T1196">Precondition</text:span><text:span text:style-name="T1197"><text:line-break/></text:span><text:span text:style-name="T1198">The user is in Schema.</text:span><text:span text:style-name="T1199"><text:line-break/></text:span><text:span text:style-name="T1200">Basic path</text:span><text:span text:style-name="T1201"><text:line-break/></text:span><text:span text:style-name="T1202">The user will now see the appointments in other color than sleep elements</text:span><text:span text:style-name="T1203"><text:line-break/></text:span><text:span text:style-name="T1204">Exception path</text:span><text:span text:style-name="T1205"><text:line-break/></text:span><text:span text:style-name="T1206">No exception path</text:span><text:span text:style-name="T1207"><text:line-break/></text:span><text:span text:style-name="T1208">Post condition</text:span><text:span text:style-name="T1209"><text:line-break/></text:span><text:span text:style-name="T1210">The user is in schema, with</text:span><text:span text:style-name="T1211"><text:s/>an understanding of what is sleep elements and what isn’t</text:span><text:span text:style-name="T1212"><text:line-break/></text:span><text:span text:style-name="T1213">Author</text:span><text:span text:style-name="T1214"><text:line-break/></text:span><text:span text:style-name="T1215">JS</text:span><text:span text:style-name="T1216"><text:line-break/></text:span><text:span text:style-name="T1217"><text:line-break/></text:span><text:span text:style-name="T1218">3.16<text:s/></text:span><text:span text:style-name="T1219"><text:tab/></text:span><text:span text:style-name="T1220"><text:tab/></text:span><text:span text:style-name="T1221"><text:tab/>Add information about an appointment</text:span><text:span text:style-name="T1222"><text:line-break/></text:span><text:span text:style-name="T1223"><text:line-break/></text:span><text:span text:style-name="T1224">Trigger</text:span><text:span text:style-name="T1225"><text:line-break/></text:span><text:span text:style-name="T1226">The user presses add appointment in Schema.</text:span><text:span text:style-name="T1227"><text:line-break/></text:span><text:span text:style-name="T1228">Precondition</text:span><text:span text:style-name="T1229"><text:line-break/></text:span><text:span text:style-name="T1230">The user is in Schema.</text:span><text:span text:style-name="T1231"><text:line-break/></text:span><text:span text:style-name="T1232">Basic path</text:span><text:span text:style-name="T1233"><text:line-break/></text:span><text:span text:style-name="T1234">The user can add information about the ap</text:span><text:span text:style-name="T1235">pointment in the add appointment window</text:span><text:span text:style-name="T1236"><text:line-break/></text:span><text:span text:style-name="T1237">Exception path</text:span><text:span text:style-name="T1238"><text:line-break/></text:span><text:span text:style-name="T1239">No exception path</text:span><text:span text:style-name="T1240"><text:line-break/></text:span><text:span text:style-name="T1241">Post condition</text:span><text:span text:style-name="T1242"><text:line-break/></text:span><text:span text:style-name="T1243">The user is in add appointment window.</text:span><text:span text:style-name="T1244"><text:line-break/></text:span><text:span text:style-name="T1245">Author</text:span><text:span text:style-name="T1246"><text:line-break/></text:span><text:span text:style-name="T1247">JS</text:span><text:span text:style-name="T1248"><text:line-break/></text:span><text:span text:style-name="T1249"><text:line-break/></text:span><text:span text:style-name="T1250">3.17</text:span><text:span text:style-name="T1251"><text:tab/></text:span><text:span text:style-name="T1252"><text:tab/></text:span><text:span text:style-name="T1253"><text:tab/>Change information about an appointment</text:span><text:span text:style-name="T1254"><text:line-break/></text:span><text:span text:style-name="T1255"><text:line-break/></text:span><text:span text:style-name="T1256">Trigger</text:span><text:span text:style-name="T1257"><text:line-break/></text:span><text:soft-page-break/><text:span text:style-name="T1258">The user has added an appointment in Schema.</text:span><text:span text:style-name="T1259"><text:line-break/></text:span><text:span text:style-name="T1260">Precondition</text:span><text:span text:style-name="T1261"><text:line-break/></text:span><text:span text:style-name="T1262">The<text:s/></text:span><text:span text:style-name="T1263">user is in Schema.</text:span><text:span text:style-name="T1264"><text:line-break/></text:span><text:span text:style-name="T1265">Basic path</text:span><text:span text:style-name="T1266"><text:line-break/></text:span><text:span text:style-name="T1267">The user can press an appointment and choose “edit appointment”. this will take the user to the add a</text:span><text:span text:style-name="T1268">p</text:span><text:span text:style-name="T1269">pointment window for that appointment.</text:span><text:span text:style-name="T1270"><text:line-break/></text:span><text:span text:style-name="T1271">Exception path</text:span><text:span text:style-name="T1272"><text:line-break/></text:span><text:span text:style-name="T1273">No exception path</text:span><text:span text:style-name="T1274"><text:line-break/></text:span><text:span text:style-name="T1275">Post condition</text:span><text:span text:style-name="T1276"><text:line-break/></text:span><text:span text:style-name="T1277">The user is in add appointment window</text:span><text:span text:style-name="T1278">.</text:span><text:span text:style-name="T1279"><text:line-break/></text:span><text:span text:style-name="T1280">Author</text:span><text:span text:style-name="T1281"><text:line-break/></text:span><text:span text:style-name="T1282">JS</text:span><text:span text:style-name="T1283"><text:line-break/></text:span><text:span text:style-name="T1284"><text:line-break/></text:span><text:span text:style-name="T1285">3.18</text:span><text:span text:style-name="T1286"><text:tab/></text:span><text:span text:style-name="T1287"><text:tab/></text:span><text:span text:style-name="T1288"><text:tab/>Delete information about an appointment</text:span><text:span text:style-name="T1289"><text:line-break/></text:span><text:span text:style-name="T1290"><text:line-break/></text:span><text:span text:style-name="T1291">Trigger</text:span><text:span text:style-name="T1292"><text:line-break/></text:span><text:span text:style-name="T1293">The user has chosen “edit appointment” in Schema.</text:span><text:span text:style-name="T1294"><text:line-break/></text:span><text:span text:style-name="T1295">Precondition</text:span><text:span text:style-name="T1296"><text:line-break/></text:span><text:span text:style-name="T1297">The user is in Schema.</text:span><text:span text:style-name="T1298"><text:line-break/></text:span><text:span text:style-name="T1299">Basic path</text:span><text:span text:style-name="T1300"><text:line-break/></text:span><text:span text:style-name="T1301">The user can remove the information about the appointment</text:span><text:span text:style-name="T1302"><text:line-break/></text:span><text:span text:style-name="T1303">Exception path</text:span><text:span text:style-name="T1304"><text:line-break/></text:span><text:span text:style-name="T1305">No exception path</text:span><text:span text:style-name="T1306"><text:line-break/></text:span><text:span text:style-name="T1307">Post condition</text:span><text:span text:style-name="T1308"><text:line-break/></text:span><text:span text:style-name="T1309">The user is in add appointment window.</text:span><text:span text:style-name="T1310"><text:line-break/></text:span><text:span text:style-name="T1311">Author</text:span><text:span text:style-name="T1312"><text:line-break/></text:span><text:span text:style-name="T1313">JS</text:span><text:span text:style-name="T1314"><text:line-break/></text:span><text:span text:style-name="T1315"><text:line-break/></text:span><text:span text:style-name="T1316">3.19</text:span><text:span text:style-name="T1317"><text:tab/></text:span><text:span text:style-name="T1318"><text:tab/></text:span><text:span text:style-name="T1319"><text:tab/>There is a back button from Schema</text:span><text:span text:style-name="T1320"><text:line-break/></text:span><text:span text:style-name="T1321"><text:line-break/></text:span><text:span text:style-name="T1322">Trigger</text:span><text:span text:style-name="T1323"><text:line-break/></text:span><text:span text:style-name="T1324">The user chooses to go back to the menu, and presses the back arrow</text:span><text:span text:style-name="T1325"><text:line-break/></text:span><text:span text:style-name="T1326">Precondition</text:span><text:span text:style-name="T1327"><text:line-break/></text:span><text:span text:style-name="T1328">The user is in schema.</text:span><text:span text:style-name="T1329"><text:line-break/></text:span><text:span text:style-name="T1330">Basic path</text:span><text:span text:style-name="T1331"><text:line-break/></text:span><text:span text:style-name="T1332">The user is returned to<text:s/></text:span><text:span text:style-name="T1333">the menu</text:span><text:span text:style-name="T1334"><text:line-break/></text:span><text:span text:style-name="T1335">Exception path</text:span><text:span text:style-name="T1336"><text:line-break/></text:span><text:span text:style-name="T1337">No exception path</text:span><text:span text:style-name="T1338"><text:line-break/></text:span><text:span text:style-name="T1339">Post condition</text:span><text:span text:style-name="T1340"><text:line-break/></text:span><text:span text:style-name="T1341">The application is running in Menu.</text:span><text:span text:style-name="T1342"><text:line-break/></text:span><text:span text:style-name="T1343">Author</text:span><text:span text:style-name="T1344"><text:line-break/></text:span><text:span text:style-name="T1345">JS</text:span><text:span text:style-name="T1346"><text:line-break/></text:span></text:p>
      <text:p text:style-name="P1347"><text:span text:style-name="T1348"><text:line-break/></text:span><text:span text:style-name="T1349">4.01 Sleep style is illustrated on the schema</text:span></text:p>
      <text:p text:style-name="P1350"><text:span text:style-name="T1351"><text:line-break/></text:span><text:span text:style-name="T1352">Trigger</text:span><text:span text:style-name="T1353"><text:line-break/></text:span><text:span text:style-name="T1354">The user chooses to go to schema.</text:span><text:span text:style-name="T1355"><text:line-break/></text:span><text:span text:style-name="T1356">Precondition</text:span><text:span text:style-name="T1357"><text:line-break/></text:span><text:span text:style-name="T1358">The user is in Menu.</text:span><text:span text:style-name="T1359"><text:line-break/></text:span><text:span text:style-name="T1360">Basic path</text:span><text:span text:style-name="T1361"><text:line-break/></text:span><text:span text:style-name="T1362">The sleep<text:s/></text:span><text:span text:style-name="T1363">elements are visible on the schema.</text:span><text:span text:style-name="T1364"><text:line-break/></text:span><text:span text:style-name="T1365">Exception path</text:span><text:span text:style-name="T1366"><text:line-break/></text:span><text:span text:style-name="T1367">Sleep elements are not visible.</text:span><text:span text:style-name="T1368"><text:line-break/></text:span><text:soft-page-break/><text:span text:style-name="T1369">Post condition</text:span><text:span text:style-name="T1370"><text:line-break/></text:span><text:span text:style-name="T1371">The user is in Schema, watching the sleep elements</text:span><text:span text:style-name="T1372"><text:line-break/></text:span><text:span text:style-name="T1373">Author</text:span><text:span text:style-name="T1374"><text:line-break/></text:span><text:span text:style-name="T1375">JS</text:span><text:span text:style-name="T1376"><text:tab/></text:span><text:span text:style-name="T1377"><text:tab/></text:span><text:span text:style-name="T1378"><text:tab/></text:span><text:span text:style-name="T1379"><text:line-break/></text:span></text:p>
      <text:p text:style-name="P1380"><text:span text:style-name="T1381">4.02 The sleep style is illustrated in black color</text:span></text:p>
      <text:p text:style-name="P1382"><text:span text:style-name="T1383">Trigger</text:span><text:span text:style-name="T1384"><text:line-break/></text:span><text:span text:style-name="T1385">The user chooses to go to schema.</text:span><text:span text:style-name="T1386"><text:line-break/></text:span><text:span text:style-name="T1387">Precondition</text:span><text:span text:style-name="T1388"><text:line-break/></text:span><text:span text:style-name="T1389">The user is in Menu.</text:span><text:span text:style-name="T1390"><text:line-break/></text:span><text:span text:style-name="T1391">Basic path</text:span><text:span text:style-name="T1392"><text:line-break/></text:span><text:span text:style-name="T1393">The sleep elements are shown in black on the schema.</text:span><text:span text:style-name="T1394"><text:line-break/></text:span><text:span text:style-name="T1395">Exception path</text:span><text:span text:style-name="T1396"><text:line-break/></text:span><text:span text:style-name="T1397">Sleep elements are not visible.</text:span><text:span text:style-name="T1398"><text:line-break/></text:span><text:span text:style-name="T1399">Sleep elements are not in black.</text:span><text:span text:style-name="T1400"><text:line-break/></text:span><text:span text:style-name="T1401">Post condition</text:span><text:span text:style-name="T1402"><text:line-break/></text:span><text:span text:style-name="T1403">The user is in Schema, watching the black sleep elements</text:span><text:span text:style-name="T1404"><text:line-break/></text:span><text:span text:style-name="T1405">Author</text:span><text:span text:style-name="T1406"><text:line-break/></text:span><text:span text:style-name="T1407">JS</text:span><text:span text:style-name="T1408"><text:tab/></text:span><text:span text:style-name="T1409"><text:tab/></text:span><text:span text:style-name="T1410"><text:tab/></text:span></text:p>
      <text:p text:style-name="P1411"><text:span text:style-name="T1412">4.03 Each sleep element has a start time</text:span></text:p>
      <text:p text:style-name="P1413"><text:span text:style-name="T1414">Trigger</text:span><text:span text:style-name="T1415"><text:line-break/></text:span><text:span text:style-name="T1416">The user chooses to go to schema.</text:span><text:span text:style-name="T1417"><text:line-break/></text:span><text:span text:style-name="T1418">Precondition</text:span><text:span text:style-name="T1419"><text:line-break/></text:span><text:span text:style-name="T1420">The user is in Menu.</text:span><text:span text:style-name="T1421"><text:line-break/></text:span><text:span text:style-name="T1422">Basic path</text:span><text:span text:style-name="T1423"><text:line-break/></text:span><text:span text:style-name="T1424">The sleep elements have a starting time</text:span><text:span text:style-name="T1425"><text:line-break/></text:span><text:span text:style-name="T1426">Exception path</text:span><text:span text:style-name="T1427"><text:line-break/></text:span><text:span text:style-name="T1428">No exception path</text:span><text:span text:style-name="T1429"><text:line-break/></text:span><text:span text:style-name="T1430">Post condition</text:span><text:span text:style-name="T1431"><text:line-break/></text:span><text:span text:style-name="T1432">The user is in the schema</text:span><text:span text:style-name="T1433"><text:line-break/></text:span><text:span text:style-name="T1434">Author</text:span><text:span text:style-name="T1435"><text:line-break/></text:span><text:span text:style-name="T1436">JS</text:span><text:span text:style-name="T1437"><text:line-break/></text:span></text:p>
      <text:p text:style-name="P1438"><text:span text:style-name="T1439">4.04 Each sleep element has a stop time</text:span></text:p>
      <text:p text:style-name="P1440"><text:span text:style-name="T1441">Trigger</text:span><text:span text:style-name="T1442"><text:line-break/></text:span><text:span text:style-name="T1443">The user chooses to go to schema.</text:span><text:span text:style-name="T1444"><text:line-break/></text:span><text:span text:style-name="T1445">Precondition</text:span><text:span text:style-name="T1446"><text:line-break/></text:span><text:span text:style-name="T1447">The user is in Menu.</text:span><text:span text:style-name="T1448"><text:line-break/></text:span><text:span text:style-name="T1449">Basic path</text:span><text:span text:style-name="T1450"><text:line-break/></text:span><text:span text:style-name="T1451">The sleep elements have a ending time</text:span><text:span text:style-name="T1452"><text:line-break/></text:span><text:span text:style-name="T1453">Exception path</text:span><text:span text:style-name="T1454"><text:line-break/></text:span><text:span text:style-name="T1455">No exception path</text:span><text:span text:style-name="T1456"><text:line-break/></text:span><text:span text:style-name="T1457">Post condition</text:span><text:span text:style-name="T1458"><text:line-break/></text:span><text:span text:style-name="T1459">The user is in the schema</text:span><text:span text:style-name="T1460"><text:line-break/></text:span><text:span text:style-name="T1461">Author</text:span><text:span text:style-name="T1462"><text:line-break/></text:span><text:span text:style-name="T1463">JS</text:span><text:span text:style-name="T1464"><text:tab/></text:span><text:span text:style-name="T1465"><text:tab/></text:span></text:p>
      <text:p text:style-name="P1466"><text:span text:style-name="T1467">4</text:span><text:span text:style-name="T1468">.05 The sleep elements should be a layer on the schema</text:span></text:p>
      <text:p text:style-name="P1469"><text:span text:style-name="T1470"><text:line-break/></text:span><text:span text:style-name="T1471">Trigger</text:span><text:span text:style-name="T1472"><text:line-break/></text:span><text:span text:style-name="T1473">The user chooses to go to schema.</text:span><text:span text:style-name="T1474"><text:line-break/></text:span><text:span text:style-name="T1475">Precondition</text:span><text:span text:style-name="T1476"><text:line-break/></text:span><text:span text:style-name="T1477">The user is in Menu.</text:span><text:span text:style-name="T1478"><text:line-break/></text:span><text:span text:style-name="T1479">Basic path</text:span><text:span text:style-name="T1480"><text:line-break/></text:span><text:span text:style-name="T1481">The sleep elements are detachable from the schema</text:span><text:span text:style-name="T1482"><text:line-break/></text:span><text:span text:style-name="T1483">Exception path</text:span><text:span text:style-name="T1484"><text:line-break/></text:span><text:span text:style-name="T1485">The sleep elements are locked to the schema</text:span><text:span text:style-name="T1486"><text:line-break/></text:span><text:soft-page-break/><text:span text:style-name="T1487">Post</text:span><text:span text:style-name="T1488"><text:s/>condition</text:span><text:span text:style-name="T1489"><text:line-break/></text:span><text:span text:style-name="T1490">The user is in the schema</text:span><text:span text:style-name="T1491"><text:line-break/></text:span><text:span text:style-name="T1492">Author</text:span><text:span text:style-name="T1493"><text:line-break/></text:span><text:span text:style-name="T1494">JS</text:span><text:span text:style-name="T1495"><text:line-break/></text:span><text:span text:style-name="T1496"><text:line-break/></text:span><text:span text:style-name="T1497">4.06 The sleep elements should be able to be hidden from the schema, with on/off function  </text:span><text:span text:style-name="T1498"><text:line-break/></text:span><text:span text:style-name="T1499"><text:line-break/></text:span><text:span text:style-name="T1500">Trigger</text:span><text:span text:style-name="T1501"><text:line-break/></text:span><text:span text:style-name="T1502">The user chooses to go deactivate the sleep elements</text:span><text:span text:style-name="T1503"><text:line-break/></text:span><text:span text:style-name="T1504">Precondition</text:span><text:span text:style-name="T1505"><text:line-break/></text:span><text:span text:style-name="T1506">The user is in Schema.</text:span><text:span text:style-name="T1507"><text:line-break/></text:span><text:span text:style-name="T1508">Basic path</text:span><text:span text:style-name="T1509"><text:line-break/></text:span><text:span text:style-name="T1510">The<text:s/></text:span><text:span text:style-name="T1511">sleep elements have an on/off button</text:span><text:span text:style-name="T1512"><text:line-break/></text:span><text:span text:style-name="T1513">Exception path</text:span><text:span text:style-name="T1514"><text:line-break/></text:span><text:span text:style-name="T1515">No exception path</text:span><text:span text:style-name="T1516"><text:line-break/></text:span><text:span text:style-name="T1517">Post condition</text:span><text:span text:style-name="T1518"><text:line-break/></text:span><text:span text:style-name="T1519">The user is in the schema. The sleep elements are turned off.</text:span><text:span text:style-name="T1520"><text:line-break/></text:span><text:span text:style-name="T1521">Author</text:span><text:span text:style-name="T1522"><text:line-break/></text:span><text:span text:style-name="T1523">JS</text:span><text:span text:style-name="T1524"><text:s/></text:span><text:span text:style-name="T1525"><text:line-break/></text:span><text:span text:style-name="T1526"><text:line-break/></text:span><text:span text:style-name="T1527"><text:line-break/></text:span><text:span text:style-name="T1528"><text:line-break/></text:span><text:span text:style-name="T1529">5.01<text:s/></text:span><text:span text:style-name="T1530">The program should include an Alarm function</text:span><text:span text:style-name="T1531"><text:s/></text:span><text:span text:style-name="T1532"><text:line-break/></text:span><text:span text:style-name="T1533"><text:line-break/></text:span><text:span text:style-name="T1534">Trigger</text:span><text:span text:style-name="T1535"><text:line-break/></text:span><text:span text:style-name="T1536">The user goes to Alarms.</text:span><text:span text:style-name="T1537"><text:line-break/></text:span><text:span text:style-name="T1538">Preconditi</text:span><text:span text:style-name="T1539">on</text:span><text:span text:style-name="T1540"><text:line-break/></text:span><text:span text:style-name="T1541">The user is in Menu.</text:span><text:span text:style-name="T1542"><text:line-break/></text:span><text:span text:style-name="T1543">Basic path</text:span><text:span text:style-name="T1544"><text:line-break/></text:span><text:span text:style-name="T1545">The alarms are visible.</text:span><text:span text:style-name="T1546"><text:line-break/></text:span><text:span text:style-name="T1547">Exception path</text:span><text:span text:style-name="T1548"><text:line-break/></text:span><text:span text:style-name="T1549">Alarms are not visible.</text:span><text:span text:style-name="T1550"><text:line-break/></text:span><text:span text:style-name="T1551">Post condition</text:span><text:span text:style-name="T1552"><text:line-break/></text:span><text:span text:style-name="T1553">The user is in Alarms, watching the alarms</text:span><text:span text:style-name="T1554"><text:line-break/></text:span><text:span text:style-name="T1555">Author</text:span><text:span text:style-name="T1556"><text:line-break/></text:span><text:span text:style-name="T1557">JS</text:span><text:span text:style-name="T1558"><text:line-break/></text:span><text:span text:style-name="T1559"><text:tab/></text:span><text:span text:style-name="T1560"><text:tab/></text:span><text:span text:style-name="T1561"><text:line-break/></text:span><text:span text:style-name="T1562">5.02<text:s/></text:span><text:span text:style-name="T1563">Automatically create an Alarm to awaken the user after every sleep element</text:span><text:span text:style-name="T1564"><text:line-break/></text:span><text:span text:style-name="T1565"><text:line-break/></text:span><text:span text:style-name="T1566">Trigge</text:span><text:span text:style-name="T1567">r</text:span><text:span text:style-name="T1568"><text:line-break/></text:span><text:span text:style-name="T1569">The user chooses a sleep style</text:span><text:span text:style-name="T1570"><text:line-break/></text:span><text:span text:style-name="T1571">Precondition</text:span><text:span text:style-name="T1572"><text:line-break/></text:span><text:span text:style-name="T1573">The user is in Schema.</text:span><text:span text:style-name="T1574"><text:line-break/></text:span><text:span text:style-name="T1575">Basic path</text:span><text:span text:style-name="T1576"><text:line-break/></text:span><text:span text:style-name="T1577">There is an alarm created for every sleep element</text:span><text:span text:style-name="T1578"><text:line-break/></text:span><text:span text:style-name="T1579">Exception path</text:span><text:span text:style-name="T1580"><text:line-break/></text:span><text:span text:style-name="T1581">No sleep style is chosen</text:span><text:span text:style-name="T1582"><text:line-break/></text:span><text:span text:style-name="T1583">Post condition</text:span><text:span text:style-name="T1584"><text:line-break/></text:span><text:span text:style-name="T1585">The user is in the schema.<text:s/></text:span><text:span text:style-name="T1586"><text:line-break/></text:span><text:span text:style-name="T1587">Author</text:span><text:span text:style-name="T1588"><text:line-break/></text:span><text:span text:style-name="T1589">JS</text:span><text:span text:style-name="T1590"><text:s/></text:span><text:span text:style-name="T1591"><text:line-break/></text:span><text:span text:style-name="T1592"><text:tab/></text:span><text:span text:style-name="T1593"><text:tab/></text:span><text:span text:style-name="T1594"><text:line-break/></text:span><text:span text:style-name="T1595">5.03<text:s/></text:span><text:span text:style-name="T1596">When the alarm rings<text:s/></text:span><text:span text:style-name="T1597">phone is automatically unlocked</text:span><text:span text:style-name="T1598"><text:s/> </text:span><text:span text:style-name="T1599"><text:line-break/></text:span><text:soft-page-break/><text:span text:style-name="T1600"><text:line-break/></text:span><text:span text:style-name="T1601">Trigger</text:span><text:span text:style-name="T1602"><text:line-break/></text:span><text:span text:style-name="T1603">The alarm rings</text:span><text:span text:style-name="T1604"><text:line-break/></text:span><text:span text:style-name="T1605">Precondition</text:span><text:span text:style-name="T1606"><text:line-break/></text:span><text:span text:style-name="T1607">The phone is locked</text:span><text:span text:style-name="T1608"><text:line-break/></text:span><text:span text:style-name="T1609">Basic path</text:span><text:span text:style-name="T1610"><text:line-break/></text:span><text:span text:style-name="T1611">The phone is unlocked when the alarm rings.</text:span><text:span text:style-name="T1612"><text:line-break/></text:span><text:span text:style-name="T1613">Exception path</text:span><text:span text:style-name="T1614"><text:line-break/></text:span><text:span text:style-name="T1615">The phone is not unlocked. The user has to unlock himself/herself.</text:span><text:span text:style-name="T1616"><text:line-break/></text:span><text:span text:style-name="T1617">Post condition</text:span><text:span text:style-name="T1618"><text:line-break/></text:span><text:span text:style-name="T1619">The user is<text:s/></text:span><text:span text:style-name="T1620">in the alarms window</text:span><text:span text:style-name="T1621"><text:line-break/></text:span><text:span text:style-name="T1622">Author</text:span><text:span text:style-name="T1623"><text:line-break/></text:span><text:span text:style-name="T1624">JS</text:span><text:span text:style-name="T1625"><text:s/></text:span><text:span text:style-name="T1626"><text:line-break/></text:span><text:span text:style-name="T1627"><text:line-break/></text:span><text:span text:style-name="T1628">5.04<text:s/></text:span><text:span text:style-name="T1629">Possibility for user to select different Alarm-tone</text:span><text:span text:style-name="T1630"><text:line-break/></text:span><text:span text:style-name="T1631"><text:line-break/></text:span><text:span text:style-name="T1632">Trigger</text:span><text:span text:style-name="T1633"><text:line-break/></text:span><text:span text:style-name="T1634">The user chooses to edit the alarm</text:span><text:span text:style-name="T1635"><text:line-break/></text:span><text:span text:style-name="T1636">Precondition</text:span><text:span text:style-name="T1637"><text:line-break/></text:span><text:span text:style-name="T1638">The user is in Alarms.</text:span><text:span text:style-name="T1639"><text:line-break/></text:span><text:span text:style-name="T1640">Basic path</text:span><text:span text:style-name="T1641"><text:line-break/></text:span><text:span text:style-name="T1642">The user can change the alarm tone</text:span><text:span text:style-name="T1643"><text:line-break/></text:span><text:span text:style-name="T1644">Exception path</text:span><text:span text:style-name="T1645"><text:line-break/></text:span><text:span text:style-name="T1646">No exception path</text:span><text:span text:style-name="T1647"><text:line-break/></text:span><text:span text:style-name="T1648">Post co</text:span><text:span text:style-name="T1649">ndition</text:span><text:span text:style-name="T1650"><text:line-break/></text:span><text:span text:style-name="T1651">The user is in alarm edit mode</text:span><text:span text:style-name="T1652"><text:line-break/></text:span><text:span text:style-name="T1653">Author</text:span><text:span text:style-name="T1654"><text:line-break/></text:span><text:span text:style-name="T1655">JS</text:span><text:span text:style-name="T1656"><text:s/></text:span><text:span text:style-name="T1657"><text:line-break/></text:span><text:span text:style-name="T1658"><text:line-break/></text:span><text:span text:style-name="T1659">5.05<text:s/></text:span><text:span text:style-name="T1660">Ability to use songs from the music library as Alarm-tones</text:span><text:span text:style-name="T1661"><text:line-break/></text:span><text:span text:style-name="T1662"><text:line-break/></text:span><text:span text:style-name="T1663">Trigger</text:span><text:span text:style-name="T1664"><text:line-break/></text:span><text:span text:style-name="T1665">The user chooses to edit the alarm</text:span><text:span text:style-name="T1666"><text:line-break/></text:span><text:span text:style-name="T1667">Precondition</text:span><text:span text:style-name="T1668"><text:line-break/></text:span><text:span text:style-name="T1669">The user is in Alarms.</text:span><text:span text:style-name="T1670"><text:line-break/></text:span><text:span text:style-name="T1671">Basic path</text:span><text:span text:style-name="T1672"><text:line-break/></text:span><text:span text:style-name="T1673">The user can choose music from music library as al</text:span><text:span text:style-name="T1674">arm tone</text:span><text:span text:style-name="T1675"><text:line-break/></text:span><text:span text:style-name="T1676">Exception path</text:span><text:span text:style-name="T1677"><text:line-break/></text:span><text:span text:style-name="T1678">There is no music in music library</text:span><text:span text:style-name="T1679"><text:line-break/></text:span><text:span text:style-name="T1680">Post condition</text:span><text:span text:style-name="T1681"><text:line-break/></text:span><text:span text:style-name="T1682">The user is in alarm edit mode</text:span><text:span text:style-name="T1683"><text:line-break/></text:span><text:span text:style-name="T1684">Author</text:span><text:span text:style-name="T1685"><text:line-break/></text:span><text:span text:style-name="T1686">JS</text:span><text:span text:style-name="T1687"><text:s/></text:span><text:span text:style-name="T1688"><text:line-break/></text:span><text:span text:style-name="T1689"><text:line-break/></text:span><text:span text:style-name="T1690">5.06<text:s/></text:span><text:span text:style-name="T1691">The app comes with some pre installed Alarm-tones</text:span><text:span text:style-name="T1692"><text:s/> </text:span><text:span text:style-name="T1693"><text:line-break/></text:span><text:span text:style-name="T1694"><text:line-break/></text:span><text:span text:style-name="T1695">Trigger</text:span><text:span text:style-name="T1696"><text:line-break/></text:span><text:span text:style-name="T1697">The user chooses to edit the alarm</text:span><text:span text:style-name="T1698"><text:line-break/></text:span><text:span text:style-name="T1699">Precondition</text:span><text:span text:style-name="T1700"><text:line-break/></text:span><text:span text:style-name="T1701">The user is in Alarms.</text:span><text:span text:style-name="T1702"><text:line-break/></text:span><text:span text:style-name="T1703">Basic path</text:span><text:span text:style-name="T1704"><text:line-break/></text:span><text:span text:style-name="T1705">The user can choose alarm tones that com with the app as alarm tone</text:span><text:span text:style-name="T1706"><text:line-break/></text:span><text:span text:style-name="T1707">Exception path</text:span><text:span text:style-name="T1708"><text:line-break/></text:span><text:soft-page-break/><text:span text:style-name="T1709">No exception path</text:span><text:span text:style-name="T1710"><text:line-break/></text:span><text:span text:style-name="T1711">Post condition</text:span><text:span text:style-name="T1712"><text:line-break/></text:span><text:span text:style-name="T1713">The user is in alarm edit mode</text:span><text:span text:style-name="T1714"><text:line-break/></text:span><text:span text:style-name="T1715">Author</text:span><text:span text:style-name="T1716"><text:line-break/></text:span><text:span text:style-name="T1717">JS</text:span><text:span text:style-name="T1718"><text:s/></text:span><text:span text:style-name="T1719"><text:tab/></text:span><text:span text:style-name="T1720"><text:tab/></text:span><text:span text:style-name="T1721"><text:line-break/></text:span><text:span text:style-name="T1722"><text:line-break/></text:span><text:span text:style-name="T1723">5.07<text:s/></text:span><text:span text:style-name="T1724">Confirmation message that the alarm-tone has been changed</text:span><text:span text:style-name="T1725"><text:line-break/></text:span><text:span text:style-name="T1726">Trigger</text:span><text:span text:style-name="T1727"><text:line-break/></text:span><text:span text:style-name="T1728">The user choo</text:span><text:span text:style-name="T1729">ses to edit alarm tone</text:span><text:span text:style-name="T1730"><text:line-break/></text:span><text:span text:style-name="T1731">Precondition</text:span><text:span text:style-name="T1732"><text:line-break/></text:span><text:span text:style-name="T1733">The user is in alarm edit mode.</text:span><text:span text:style-name="T1734"><text:line-break/></text:span><text:span text:style-name="T1735">Basic path</text:span><text:span text:style-name="T1736"><text:line-break/></text:span><text:span text:style-name="T1737">There is a confirmation message after changing an alarm tone</text:span><text:span text:style-name="T1738"><text:line-break/></text:span><text:span text:style-name="T1739">Exception path</text:span><text:span text:style-name="T1740"><text:line-break/></text:span><text:span text:style-name="T1741">No exception path</text:span><text:span text:style-name="T1742"><text:line-break/></text:span><text:span text:style-name="T1743">Post condition</text:span><text:span text:style-name="T1744"><text:line-break/></text:span><text:span text:style-name="T1745">The user is in alarm edit mode</text:span><text:span text:style-name="T1746"><text:line-break/></text:span><text:span text:style-name="T1747">Author</text:span><text:span text:style-name="T1748"><text:line-break/></text:span><text:span text:style-name="T1749">JS</text:span><text:span text:style-name="T1750"><text:s/></text:span><text:span text:style-name="T1751"><text:line-break/></text:span><text:span text:style-name="T1752"><text:tab/></text:span><text:span text:style-name="T1753"><text:tab/></text:span><text:span text:style-name="T1754"><text:line-break/></text:span><text:span text:style-name="T1755"><text:line-break/></text:span><text:span text:style-name="T1756">5.08<text:s/></text:span><text:span text:style-name="T1757">Let the user pers</text:span><text:span text:style-name="T1758">onify the Alarm-strength</text:span><text:span text:style-name="T1759"><text:line-break/></text:span><text:span text:style-name="T1760"><text:line-break/></text:span><text:span text:style-name="T1761">Trigger</text:span><text:span text:style-name="T1762"><text:line-break/></text:span><text:span text:style-name="T1763">The user chooses to edit the alarm</text:span><text:span text:style-name="T1764"><text:line-break/></text:span><text:span text:style-name="T1765">Precondition</text:span><text:span text:style-name="T1766"><text:line-break/></text:span><text:span text:style-name="T1767">The user is in Alarms.</text:span><text:span text:style-name="T1768"><text:line-break/></text:span><text:span text:style-name="T1769">Basic path</text:span><text:span text:style-name="T1770"><text:line-break/></text:span><text:span text:style-name="T1771">The user can choose alarm tone volume</text:span><text:span text:style-name="T1772"><text:line-break/></text:span><text:span text:style-name="T1773">Exception path</text:span><text:span text:style-name="T1774"><text:line-break/></text:span><text:span text:style-name="T1775">No exception path</text:span><text:span text:style-name="T1776"><text:line-break/></text:span><text:span text:style-name="T1777">Post condition</text:span><text:span text:style-name="T1778"><text:line-break/></text:span><text:span text:style-name="T1779">The user is in alarm edit mode</text:span><text:span text:style-name="T1780"><text:line-break/></text:span><text:span text:style-name="T1781">Author</text:span><text:span text:style-name="T1782"><text:line-break/></text:span><text:span text:style-name="T1783">JS</text:span><text:span text:style-name="T1784"><text:s/></text:span><text:span text:style-name="T1785"><text:tab/></text:span><text:span text:style-name="T1786"><text:tab/></text:span><text:span text:style-name="T1787"><text:tab/></text:span><text:span text:style-name="T1788"><text:tab/></text:span><text:span text:style-name="T1789"><text:line-break/></text:span><text:span text:style-name="T1790"><text:line-break/></text:span><text:span text:style-name="T1791">5.09<text:s/></text:span><text:span text:style-name="T1792">Message that the Alarm-strength has been modified</text:span><text:span text:style-name="T1793"><text:s/> </text:span><text:span text:style-name="T1794"><text:line-break/></text:span><text:span text:style-name="T1795"><text:line-break/></text:span><text:span text:style-name="T1796">Trigger</text:span><text:span text:style-name="T1797"><text:line-break/></text:span><text:span text:style-name="T1798">The user chooses to edit alarm volume</text:span><text:span text:style-name="T1799"><text:line-break/></text:span><text:span text:style-name="T1800">Precondition</text:span><text:span text:style-name="T1801"><text:line-break/></text:span><text:span text:style-name="T1802">The user is in alarm edit mode.</text:span><text:span text:style-name="T1803"><text:line-break/></text:span><text:span text:style-name="T1804">Basic path</text:span><text:span text:style-name="T1805"><text:line-break/></text:span><text:span text:style-name="T1806">There is a confirmation sound after changeing a alarm volume</text:span><text:span text:style-name="T1807"><text:line-break/></text:span><text:span text:style-name="T1808">Exception path</text:span><text:span text:style-name="T1809"><text:line-break/></text:span><text:span text:style-name="T1810">No exception path</text:span><text:span text:style-name="T1811"><text:line-break/></text:span><text:span text:style-name="T1812">Post co</text:span><text:span text:style-name="T1813">ndition</text:span><text:span text:style-name="T1814"><text:line-break/></text:span><text:span text:style-name="T1815">The user is in alarm edit mode</text:span><text:span text:style-name="T1816"><text:line-break/></text:span><text:span text:style-name="T1817">Author</text:span><text:span text:style-name="T1818"><text:line-break/></text:span><text:span text:style-name="T1819">JS</text:span><text:span text:style-name="T1820"><text:s/></text:span><text:span text:style-name="T1821"><text:tab/></text:span><text:span text:style-name="T1822"><text:line-break/></text:span><text:span text:style-name="T1823"><text:line-break/></text:span><text:span text:style-name="T1824">5.10<text:s/></text:span><text:span text:style-name="T1825">Alarm should include vibration.</text:span><text:span text:style-name="T1826"><text:s/> </text:span><text:span text:style-name="T1827"><text:line-break/></text:span><text:span text:style-name="T1828"><text:line-break/></text:span><text:soft-page-break/><text:span text:style-name="T1829">Trigger</text:span><text:span text:style-name="T1830"><text:line-break/></text:span><text:span text:style-name="T1831">The alarm is triggered.</text:span><text:span text:style-name="T1832"><text:line-break/></text:span><text:span text:style-name="T1833">Precondition</text:span><text:span text:style-name="T1834"><text:line-break/></text:span><text:span text:style-name="T1835">The phone is on.</text:span><text:span text:style-name="T1836"><text:line-break/></text:span><text:span text:style-name="T1837">Basic path</text:span><text:span text:style-name="T1838"><text:line-break/></text:span><text:span text:style-name="T1839">The alarm has a vibration</text:span><text:span text:style-name="T1840"><text:line-break/></text:span><text:span text:style-name="T1841">Exception path</text:span><text:span text:style-name="T1842"><text:line-break/></text:span><text:span text:style-name="T1843">No exception path</text:span><text:span text:style-name="T1844"><text:line-break/></text:span><text:span text:style-name="T1845">Post condition</text:span><text:span text:style-name="T1846"><text:line-break/></text:span><text:span text:style-name="T1847">The user is in<text:s/></text:span><text:span text:style-name="T1848">Alarms, awake</text:span><text:span text:style-name="T1849"><text:line-break/></text:span><text:span text:style-name="T1850">Author</text:span><text:span text:style-name="T1851"><text:line-break/></text:span><text:span text:style-name="T1852">JS</text:span><text:span text:style-name="T1853"><text:s/></text:span><text:span text:style-name="T1854"><text:tab/></text:span><text:span text:style-name="T1855"><text:line-break/></text:span><text:span text:style-name="T1856"><text:line-break/></text:span><text:span text:style-name="T1857">5.11<text:s/></text:span><text:span text:style-name="T1858">Possibility to turn of the sound of the alarm and only use vibration.<text:s/></text:span><text:span text:style-name="T1859"><text:line-break/></text:span><text:span text:style-name="T1860"><text:line-break/></text:span><text:span text:style-name="T1861">Trigger</text:span><text:span text:style-name="T1862"><text:line-break/></text:span><text:span text:style-name="T1863">The user chooses to edit alarm</text:span><text:span text:style-name="T1864"><text:line-break/></text:span><text:span text:style-name="T1865">Precondition</text:span><text:span text:style-name="T1866"><text:line-break/></text:span><text:span text:style-name="T1867">The user is in alarm edit mode.</text:span><text:span text:style-name="T1868"><text:line-break/></text:span><text:span text:style-name="T1869">Basic path</text:span><text:span text:style-name="T1870"><text:line-break/></text:span><text:span text:style-name="T1871">There is a possibility to have an alarm without alarm ton</text:span><text:span text:style-name="T1872">e</text:span><text:span text:style-name="T1873"><text:line-break/></text:span><text:span text:style-name="T1874">Exception path</text:span><text:span text:style-name="T1875"><text:line-break/></text:span><text:span text:style-name="T1876">No exception path</text:span><text:span text:style-name="T1877"><text:line-break/></text:span><text:span text:style-name="T1878">Post condition</text:span><text:span text:style-name="T1879"><text:line-break/></text:span><text:span text:style-name="T1880">The user is in alarm edit mode</text:span><text:span text:style-name="T1881"><text:line-break/></text:span><text:span text:style-name="T1882">Author</text:span><text:span text:style-name="T1883"><text:line-break/></text:span><text:span text:style-name="T1884">JS</text:span><text:span text:style-name="T1885"><text:s/></text:span><text:span text:style-name="T1886"><text:tab/></text:span><text:span text:style-name="T1887"><text:tab/></text:span><text:span text:style-name="T1888"><text:line-break/></text:span><text:span text:style-name="T1889">5.12<text:s/></text:span><text:span text:style-name="T1890">One button for turning the alarm off, one for snooze.<text:s/></text:span><text:span text:style-name="T1891"><text:line-break/></text:span><text:span text:style-name="T1892"><text:line-break/></text:span><text:span text:style-name="T1893">Trigger</text:span><text:span text:style-name="T1894"><text:line-break/></text:span><text:span text:style-name="T1895">The alarm is triggered</text:span><text:span text:style-name="T1896"><text:line-break/></text:span><text:span text:style-name="T1897">Precondition</text:span><text:span text:style-name="T1898"><text:line-break/></text:span><text:span text:style-name="T1899">The phone is on</text:span><text:span text:style-name="T1900"><text:line-break/></text:span><text:span text:style-name="T1901">Basic path</text:span><text:span text:style-name="T1902"><text:line-break/></text:span><text:span text:style-name="T1903">There are two buttons on the s</text:span><text:span text:style-name="T1904">creen, snooze and turn off</text:span><text:span text:style-name="T1905"><text:line-break/></text:span><text:span text:style-name="T1906">Exception path</text:span><text:span text:style-name="T1907"><text:line-break/></text:span><text:span text:style-name="T1908">No exception path</text:span><text:span text:style-name="T1909"><text:line-break/></text:span><text:span text:style-name="T1910">Post condition</text:span><text:span text:style-name="T1911"><text:line-break/></text:span><text:span text:style-name="T1912">The user is in Alarms</text:span><text:span text:style-name="T1913"><text:line-break/></text:span><text:span text:style-name="T1914">Author</text:span><text:span text:style-name="T1915"><text:line-break/></text:span><text:span text:style-name="T1916">JS</text:span><text:span text:style-name="T1917"><text:s/></text:span><text:span text:style-name="T1918"><text:tab/></text:span><text:span text:style-name="T1919"><text:line-break/></text:span><text:span text:style-name="T1920"><text:line-break/></text:span><text:span text:style-name="T1921">5.13<text:s/></text:span><text:span text:style-name="T1922">Pre-defined snooze time is 5 minutes.<text:s/></text:span><text:span text:style-name="T1923"> </text:span><text:span text:style-name="T1924"><text:line-break/></text:span><text:span text:style-name="T1925"><text:line-break/></text:span><text:span text:style-name="T1926">Trigger</text:span><text:span text:style-name="T1927"><text:line-break/></text:span><text:span text:style-name="T1928">The alarm is triggered</text:span><text:span text:style-name="T1929"><text:line-break/></text:span><text:span text:style-name="T1930">Precondition</text:span><text:span text:style-name="T1931"><text:line-break/></text:span><text:span text:style-name="T1932">The phone is on</text:span><text:span text:style-name="T1933"><text:line-break/></text:span><text:span text:style-name="T1934">Basic path</text:span><text:span text:style-name="T1935"><text:line-break/></text:span><text:span text:style-name="T1936">There alarm has a pre-defined</text:span><text:span text:style-name="T1937"><text:s/>snooze time of 5 minutes</text:span><text:span text:style-name="T1938"><text:line-break/></text:span><text:span text:style-name="T1939">Exception path</text:span><text:span text:style-name="T1940"><text:line-break/></text:span><text:span text:style-name="T1941">No exception path</text:span><text:span text:style-name="T1942"><text:line-break/></text:span><text:span text:style-name="T1943">Post condition</text:span><text:span text:style-name="T1944"><text:line-break/></text:span><text:span text:style-name="T1945">The user is in Alarms</text:span><text:span text:style-name="T1946"><text:line-break/></text:span><text:soft-page-break/><text:span text:style-name="T1947">Author</text:span><text:span text:style-name="T1948"><text:line-break/></text:span><text:span text:style-name="T1949">JS</text:span><text:span text:style-name="T1950"><text:s/></text:span><text:span text:style-name="T1951"><text:tab/></text:span><text:span text:style-name="T1952"><text:line-break/></text:span><text:span text:style-name="T1953"><text:line-break/></text:span><text:span text:style-name="T1954">5.14<text:s/></text:span><text:span text:style-name="T1955">Possibility for user to change snooze time.<text:s/></text:span><text:span text:style-name="T1956"><text:line-break/></text:span><text:span text:style-name="T1957"><text:line-break/></text:span><text:span text:style-name="T1958">Trigger</text:span><text:span text:style-name="T1959"><text:line-break/></text:span><text:span text:style-name="T1960">The user chooses to edit alarm</text:span><text:span text:style-name="T1961"><text:line-break/></text:span><text:span text:style-name="T1962">Precondition</text:span><text:span text:style-name="T1963"><text:line-break/></text:span><text:span text:style-name="T1964">The user is in alarm edit mode.</text:span><text:span text:style-name="T1965"><text:line-break/></text:span><text:span text:style-name="T1966">Basic path</text:span><text:span text:style-name="T1967"><text:line-break/></text:span><text:span text:style-name="T1968">T</text:span><text:span text:style-name="T1969">here is a possibility to change the snooze time</text:span><text:span text:style-name="T1970"><text:line-break/></text:span><text:span text:style-name="T1971">Exception path</text:span><text:span text:style-name="T1972"><text:line-break/></text:span><text:span text:style-name="T1973">No exception path</text:span><text:span text:style-name="T1974"><text:line-break/></text:span><text:span text:style-name="T1975">Post condition</text:span><text:span text:style-name="T1976"><text:line-break/></text:span><text:span text:style-name="T1977">The user is in alarm edit mode</text:span><text:span text:style-name="T1978"><text:line-break/></text:span><text:span text:style-name="T1979">Author</text:span><text:span text:style-name="T1980"><text:line-break/></text:span><text:span text:style-name="T1981">JS</text:span><text:span text:style-name="T1982"><text:s/></text:span><text:span text:style-name="T1983"><text:tab/></text:span><text:span text:style-name="T1984"><text:tab/></text:span><text:span text:style-name="T1985"><text:line-break/></text:span><text:span text:style-name="T1986"><text:line-break/></text:span><text:span text:style-name="T1987">5.15<text:s/></text:span><text:span text:style-name="T1988">Confirmation message of changed snoozetime.</text:span><text:span text:style-name="T1989"><text:tab/></text:span><text:span text:style-name="T1990"><text:line-break/></text:span><text:span text:style-name="T1991"><text:line-break/></text:span><text:span text:style-name="T1992">Trigger</text:span><text:span text:style-name="T1993"><text:line-break/></text:span><text:span text:style-name="T1994">The user chooses to edit snooze time</text:span><text:span text:style-name="T1995"><text:line-break/></text:span><text:span text:style-name="T1996">Precondition</text:span><text:span text:style-name="T1997"><text:line-break/></text:span><text:span text:style-name="T1998">The us</text:span><text:span text:style-name="T1999">er is in alarm edit mode.</text:span><text:span text:style-name="T2000"><text:line-break/></text:span><text:span text:style-name="T2001">Basic path</text:span><text:span text:style-name="T2002"><text:line-break/></text:span><text:span text:style-name="T2003">There is a confirmation sound after changeing the snooze time</text:span><text:span text:style-name="T2004"><text:line-break/></text:span><text:span text:style-name="T2005">Exception path</text:span><text:span text:style-name="T2006"><text:line-break/></text:span><text:span text:style-name="T2007">No exception path</text:span><text:span text:style-name="T2008"><text:line-break/></text:span><text:span text:style-name="T2009">Post condition</text:span><text:span text:style-name="T2010"><text:line-break/></text:span><text:span text:style-name="T2011">The user is in alarm edit mode</text:span><text:span text:style-name="T2012"><text:line-break/></text:span><text:span text:style-name="T2013">Author</text:span><text:span text:style-name="T2014"><text:line-break/></text:span><text:span text:style-name="T2015">JS</text:span><text:span text:style-name="T2016"><text:s/></text:span><text:span text:style-name="T2017"><text:tab/></text:span><text:span text:style-name="T2018"><text:line-break/></text:span><text:span text:style-name="T2019"><text:line-break/></text:span><text:span text:style-name="T2020">5.16<text:s/></text:span><text:span text:style-name="T2021">When sleeper turns off the alarm, the time is registered</text:span><text:span text:style-name="T2022"><text:s/></text:span><text:span text:style-name="T2023"><text:line-break/></text:span><text:span text:style-name="T2024"><text:line-break/></text:span><text:span text:style-name="T2025">Trigger</text:span><text:span text:style-name="T2026"><text:line-break/></text:span><text:span text:style-name="T2027">The user chooses to turn off the alarm</text:span><text:span text:style-name="T2028"><text:line-break/></text:span><text:span text:style-name="T2029">Precondition</text:span><text:span text:style-name="T2030"><text:line-break/></text:span><text:span text:style-name="T2031">The user is in Alarms.</text:span><text:span text:style-name="T2032"><text:line-break/></text:span><text:span text:style-name="T2033">Basic path</text:span><text:span text:style-name="T2034"><text:line-break/></text:span><text:span text:style-name="T2035">The user presses turn off alarm, the time is registered</text:span><text:span text:style-name="T2036"><text:line-break/></text:span><text:span text:style-name="T2037">Exception path</text:span><text:span text:style-name="T2038"><text:line-break/></text:span><text:span text:style-name="T2039">No exception path</text:span><text:span text:style-name="T2040"><text:line-break/></text:span><text:span text:style-name="T2041">Post condition</text:span><text:span text:style-name="T2042"><text:line-break/></text:span><text:span text:style-name="T2043">The user is in Alarms.</text:span><text:span text:style-name="T2044"><text:line-break/></text:span><text:span text:style-name="T2045">Author</text:span><text:span text:style-name="T2046"><text:line-break/></text:span><text:span text:style-name="T2047">JS</text:span><text:span text:style-name="T2048"><text:s/></text:span><text:span text:style-name="T2049"><text:line-break/></text:span><text:span text:style-name="T2050"><text:tab/></text:span><text:span text:style-name="T2051"><text:tab/></text:span><text:span text:style-name="T2052"><text:line-break/></text:span><text:span text:style-name="T2053"><text:line-break/></text:span><text:span text:style-name="T2054">5.17<text:s/></text:span><text:span text:style-name="T2055">Sleep elements<text:s/></text:span><text:span text:style-name="T2056">are moved so the interval between the sleep cycles are correct.</text:span><text:span text:style-name="T2057"><text:s/></text:span><text:span text:style-name="T2058"><text:line-break/></text:span><text:span text:style-name="T2059"><text:line-break/></text:span><text:span text:style-name="T2060">Trigger</text:span><text:span text:style-name="T2061"><text:line-break/></text:span><text:span text:style-name="T2062">The user chooses to turn off the alarm</text:span><text:span text:style-name="T2063"><text:line-break/></text:span><text:soft-page-break/><text:span text:style-name="T2064">Precondition</text:span><text:span text:style-name="T2065"><text:line-break/></text:span><text:span text:style-name="T2066">The user is in Alarms.</text:span><text:span text:style-name="T2067"><text:line-break/></text:span><text:span text:style-name="T2068">Basic path</text:span><text:span text:style-name="T2069"><text:line-break/></text:span><text:span text:style-name="T2070">The next sleep element is notified and moved to the right time<text:s/></text:span><text:span text:style-name="T2071"><text:line-break/></text:span><text:span text:style-name="T2072">Exception path</text:span><text:span text:style-name="T2073"><text:line-break/></text:span><text:span text:style-name="T2074">No exception path</text:span><text:span text:style-name="T2075"><text:line-break/></text:span><text:span text:style-name="T2076">Post condition</text:span><text:span text:style-name="T2077"><text:line-break/></text:span><text:span text:style-name="T2078">The user is in Alarms.</text:span><text:span text:style-name="T2079"><text:line-break/></text:span><text:span text:style-name="T2080">Author</text:span><text:span text:style-name="T2081"><text:line-break/></text:span><text:span text:style-name="T2082">JS</text:span><text:span text:style-name="T2083"><text:s/></text:span><text:span text:style-name="T2084"><text:line-break/></text:span><text:span text:style-name="T2085"><text:tab/></text:span><text:span text:style-name="T2086"><text:tab/></text:span><text:span text:style-name="T2087"><text:tab/></text:span><text:span text:style-name="T2088"><text:tab/></text:span><text:span text:style-name="T2089"><text:tab/>           </text:span><text:span text:style-name="T2090"><text:line-break/></text:span><text:span text:style-name="T2091"><text:line-break/></text:span><text:span text:style-name="T2092">5.18<text:s/></text:span><text:span text:style-name="T2093">There is a back button from Alarms  </text:span><text:span text:style-name="T2094"><text:line-break/></text:span><text:span text:style-name="T2095"><text:line-break/></text:span><text:span text:style-name="T2096">Trigger</text:span><text:span text:style-name="T2097"><text:line-break/></text:span><text:span text:style-name="T2098">The user presses back arrow in alarms</text:span><text:span text:style-name="T2099"><text:line-break/></text:span><text:span text:style-name="T2100">Precondition</text:span><text:span text:style-name="T2101"><text:line-break/></text:span><text:span text:style-name="T2102">The user is in Alarms.</text:span><text:span text:style-name="T2103"><text:line-break/></text:span><text:span text:style-name="T2104">Basic path</text:span><text:span text:style-name="T2105"><text:line-break/></text:span><text:span text:style-name="T2106">The user is taken to Menu</text:span><text:span text:style-name="T2107"><text:line-break/></text:span><text:span text:style-name="T2108">Exception path</text:span><text:span text:style-name="T2109"><text:line-break/></text:span><text:span text:style-name="T2110">No<text:s/></text:span><text:span text:style-name="T2111">exception path</text:span><text:span text:style-name="T2112"><text:line-break/></text:span><text:span text:style-name="T2113">Post condition</text:span><text:span text:style-name="T2114"><text:line-break/></text:span><text:span text:style-name="T2115">The user is in Menu.</text:span><text:span text:style-name="T2116"><text:line-break/></text:span><text:span text:style-name="T2117">Author</text:span><text:span text:style-name="T2118"><text:line-break/></text:span><text:span text:style-name="T2119">JS</text:span><text:span text:style-name="T2120"><text:s/></text:span><text:span text:style-name="T2121"><text:line-break/></text:span><text:span text:style-name="T2122"><text:tab/></text:span><text:span text:style-name="T2123"><text:tab/></text:span><text:span text:style-name="T2124"><text:line-break/></text:span><text:span text:style-name="T2125"><text:line-break/></text:span><text:span text:style-name="T2126"><text:line-break/></text:span><text:span text:style-name="T2127">6.01 Different sleep styles are available in the schema<text:s/></text:span><text:span text:style-name="T2128"><text:line-break/></text:span><text:span text:style-name="T2129"><text:line-break/></text:span><text:span text:style-name="T2130">Trigger</text:span><text:span text:style-name="T2131"><text:line-break/></text:span><text:span text:style-name="T2132">The user goes to Schema.</text:span><text:span text:style-name="T2133"><text:line-break/></text:span><text:span text:style-name="T2134">Precondition</text:span><text:span text:style-name="T2135"><text:line-break/></text:span><text:span text:style-name="T2136">The user is in Menu.</text:span><text:span text:style-name="T2137"><text:line-break/></text:span><text:span text:style-name="T2138">Basic path</text:span><text:span text:style-name="T2139"><text:line-break/></text:span><text:span text:style-name="T2140">There are several sleep styles to choose from in the<text:s/></text:span><text:span text:style-name="T2141">schema</text:span><text:span text:style-name="T2142"><text:line-break/></text:span><text:span text:style-name="T2143">Exception path</text:span><text:span text:style-name="T2144"><text:line-break/></text:span><text:span text:style-name="T2145">No exception path</text:span><text:span text:style-name="T2146"><text:line-break/></text:span><text:span text:style-name="T2147">Post condition</text:span><text:span text:style-name="T2148"><text:line-break/></text:span><text:span text:style-name="T2149">The user is in Schema</text:span><text:span text:style-name="T2150"><text:line-break/></text:span><text:span text:style-name="T2151">Author</text:span><text:span text:style-name="T2152"><text:line-break/></text:span><text:span text:style-name="T2153">JS</text:span><text:span text:style-name="T2154"><text:line-break/></text:span><text:span text:style-name="T2155"><text:line-break/></text:span><text:span text:style-name="T2156">6.02 Maximum one sleep style at a time is possible<text:s/></text:span><text:span text:style-name="T2157"><text:line-break/></text:span><text:span text:style-name="T2158"><text:line-break/></text:span><text:span text:style-name="T2159">Trigger</text:span><text:span text:style-name="T2160"><text:line-break/></text:span><text:span text:style-name="T2161">The user chooses a sleep style</text:span><text:span text:style-name="T2162"><text:line-break/></text:span><text:span text:style-name="T2163">Precondition</text:span><text:span text:style-name="T2164"><text:line-break/></text:span><text:span text:style-name="T2165">The user is in Schema.</text:span><text:span text:style-name="T2166"><text:line-break/></text:span><text:span text:style-name="T2167">Basic path</text:span><text:span text:style-name="T2168"><text:line-break/></text:span><text:span text:style-name="T2169">The user can only have one sl</text:span><text:span text:style-name="T2170">eep style at once</text:span><text:span text:style-name="T2171"><text:line-break/></text:span><text:span text:style-name="T2172">Exception path</text:span><text:span text:style-name="T2173"><text:line-break/></text:span><text:soft-page-break/><text:span text:style-name="T2174">No exception path</text:span><text:span text:style-name="T2175"><text:line-break/></text:span><text:span text:style-name="T2176">Post condition</text:span><text:span text:style-name="T2177"><text:line-break/></text:span><text:span text:style-name="T2178">The user is in Schema.<text:s/></text:span><text:span text:style-name="T2179"><text:line-break/></text:span><text:span text:style-name="T2180">Author</text:span><text:span text:style-name="T2181"><text:line-break/></text:span><text:span text:style-name="T2182">JS</text:span><text:span text:style-name="T2183"><text:line-break/></text:span><text:span text:style-name="T2184"><text:tab/></text:span><text:span text:style-name="T2185"><text:line-break/></text:span><text:span text:style-name="T2186"><text:line-break/></text:span><text:span text:style-name="T2187">6.03 Sleep styles are presented in a drop-down list</text:span><text:span text:style-name="T2188"><text:line-break/></text:span><text:span text:style-name="T2189"><text:line-break/></text:span><text:span text:style-name="T2190">Trigger</text:span><text:span text:style-name="T2191"><text:line-break/></text:span><text:span text:style-name="T2192">The user chooses a sleep style</text:span><text:span text:style-name="T2193"><text:line-break/></text:span><text:span text:style-name="T2194">Precondition</text:span><text:span text:style-name="T2195"><text:line-break/></text:span><text:span text:style-name="T2196">The user is in Schema.</text:span><text:span text:style-name="T2197"><text:line-break/></text:span><text:span text:style-name="T2198">Basic path</text:span><text:span text:style-name="T2199"><text:line-break/></text:span><text:span text:style-name="T2200">The sleep<text:s/></text:span><text:span text:style-name="T2201">styles are visible in a drop-down list</text:span><text:span text:style-name="T2202"><text:line-break/></text:span><text:span text:style-name="T2203">Exception path</text:span><text:span text:style-name="T2204"><text:line-break/></text:span><text:span text:style-name="T2205">No exception path</text:span><text:span text:style-name="T2206"><text:line-break/></text:span><text:span text:style-name="T2207">Post condition</text:span><text:span text:style-name="T2208"><text:line-break/></text:span><text:span text:style-name="T2209">The user is in Schema.<text:s/></text:span><text:span text:style-name="T2210"><text:line-break/></text:span><text:span text:style-name="T2211">Author</text:span><text:span text:style-name="T2212"><text:line-break/></text:span><text:span text:style-name="T2213">JS</text:span><text:span text:style-name="T2214"><text:tab/></text:span><text:span text:style-name="T2215"><text:tab/></text:span><text:span text:style-name="T2216"><text:line-break/></text:span><text:span text:style-name="T2217"><text:line-break/></text:span><text:span text:style-name="T2218">6.04 There is a notification window confirming your choice of sleep style</text:span><text:span text:style-name="T2219"><text:line-break/></text:span><text:span text:style-name="T2220"><text:line-break/></text:span><text:span text:style-name="T2221">Trigger</text:span><text:span text:style-name="T2222"><text:line-break/></text:span><text:span text:style-name="T2223">The user chooses to a sleep style</text:span><text:span text:style-name="T2224"><text:line-break/></text:span><text:span text:style-name="T2225">Precondition</text:span><text:span text:style-name="T2226"><text:line-break/></text:span><text:span text:style-name="T2227">Th</text:span><text:span text:style-name="T2228">e user is in Schema.</text:span><text:span text:style-name="T2229"><text:line-break/></text:span><text:span text:style-name="T2230">Basic path</text:span><text:span text:style-name="T2231"><text:line-break/></text:span><text:span text:style-name="T2232">There is a notification window after changing the snooze time</text:span><text:span text:style-name="T2233"><text:line-break/></text:span><text:span text:style-name="T2234">Exception path</text:span><text:span text:style-name="T2235"><text:line-break/></text:span><text:span text:style-name="T2236">No exception path</text:span><text:span text:style-name="T2237"><text:line-break/></text:span><text:span text:style-name="T2238">Post condition</text:span><text:span text:style-name="T2239"><text:line-break/></text:span><text:span text:style-name="T2240">The user is in Schema. The new sleep style is chosen.</text:span><text:span text:style-name="T2241"><text:line-break/></text:span><text:span text:style-name="T2242">Author</text:span><text:span text:style-name="T2243"><text:line-break/></text:span><text:span text:style-name="T2244">JS</text:span><text:span text:style-name="T2245"><text:s/></text:span><text:span text:style-name="T2246"><text:tab/></text:span><text:span text:style-name="T2247"><text:line-break/></text:span><text:span text:style-name="T2248"><text:line-break/></text:span><text:span text:style-name="T2249"><text:tab/></text:span><text:span text:style-name="T2250"><text:line-break/></text:span><text:span text:style-name="T2251">6.05 The chosen sleep style is visible in the</text:span><text:span text:style-name="T2252"><text:s/>schema</text:span><text:span text:style-name="T2253"><text:line-break/></text:span><text:span text:style-name="T2254"><text:line-break/></text:span><text:span text:style-name="T2255">Trigger</text:span><text:span text:style-name="T2256"><text:line-break/></text:span><text:span text:style-name="T2257">The user chooses to a sleep style</text:span><text:span text:style-name="T2258"><text:line-break/></text:span><text:span text:style-name="T2259">Precondition</text:span><text:span text:style-name="T2260"><text:line-break/></text:span><text:span text:style-name="T2261">The user is in Schema.</text:span><text:span text:style-name="T2262"><text:line-break/></text:span><text:span text:style-name="T2263">Basic path</text:span><text:span text:style-name="T2264"><text:line-break/></text:span><text:span text:style-name="T2265">There sleep style is visible in the schema, if sleep elements are turned on.</text:span><text:span text:style-name="T2266"><text:line-break/></text:span><text:span text:style-name="T2267">Exception path</text:span><text:span text:style-name="T2268"><text:line-break/></text:span><text:span text:style-name="T2269">No exception path</text:span><text:span text:style-name="T2270"><text:line-break/></text:span><text:span text:style-name="T2271">Post condition</text:span><text:span text:style-name="T2272"><text:line-break/></text:span><text:span text:style-name="T2273">The user is in Schema. The sleep<text:s/></text:span><text:span text:style-name="T2274">elements are turned on.</text:span><text:span text:style-name="T2275"><text:line-break/></text:span><text:span text:style-name="T2276">Author</text:span><text:span text:style-name="T2277"><text:line-break/></text:span><text:span text:style-name="T2278">JS</text:span><text:span text:style-name="T2279"><text:s/></text:span><text:span text:style-name="T2280"><text:tab/></text:span><text:span text:style-name="T2281"><text:line-break/></text:span><text:span text:style-name="T2282"><text:line-break/></text:span><text:soft-page-break/><text:span text:style-name="T2283"><text:line-break/></text:span><text:span text:style-name="T2284"><text:line-break/></text:span><text:span text:style-name="T2285">7.01 There is Information about the different sleep cycles</text:span><text:span text:style-name="T2286"><text:line-break/></text:span><text:span text:style-name="T2287"><text:line-break/></text:span><text:span text:style-name="T2288">Trigger</text:span><text:span text:style-name="T2289"><text:line-break/></text:span><text:span text:style-name="T2290">The user goes to Sleep Information.</text:span><text:span text:style-name="T2291"><text:line-break/></text:span><text:span text:style-name="T2292">Precondition</text:span><text:span text:style-name="T2293"><text:line-break/></text:span><text:span text:style-name="T2294">The user is in Menu.</text:span><text:span text:style-name="T2295"><text:line-break/></text:span><text:span text:style-name="T2296">Basic path</text:span><text:span text:style-name="T2297"><text:line-break/></text:span><text:span text:style-name="T2298">The Sleep Information window is visible.</text:span><text:span text:style-name="T2299"><text:line-break/></text:span><text:span text:style-name="T2300">Exception path</text:span><text:span text:style-name="T2301"><text:line-break/></text:span><text:span text:style-name="T2302">Sleep<text:s/></text:span><text:span text:style-name="T2303">information is not visible.</text:span><text:span text:style-name="T2304"><text:line-break/></text:span><text:span text:style-name="T2305">Post condition</text:span><text:span text:style-name="T2306"><text:line-break/></text:span><text:span text:style-name="T2307">The user is in Sleep Information</text:span><text:span text:style-name="T2308"><text:line-break/></text:span><text:span text:style-name="T2309">Author</text:span><text:span text:style-name="T2310"><text:line-break/></text:span><text:span text:style-name="T2311">JS</text:span><text:span text:style-name="T2312"><text:line-break/></text:span><text:span text:style-name="T2313"><text:line-break/></text:span><text:span text:style-name="T2314"><text:line-break/></text:span><text:span text:style-name="T2315"><text:line-break/></text:span><text:span text:style-name="T2316">7.02 There are tips of what to think about when chosing a sleep style</text:span><text:span text:style-name="T2317"><text:line-break/></text:span><text:span text:style-name="T2318"><text:line-break/></text:span><text:span text:style-name="T2319">Trigger</text:span><text:span text:style-name="T2320"><text:line-break/></text:span><text:span text:style-name="T2321">The user goes to Sleep Information.</text:span><text:span text:style-name="T2322"><text:line-break/></text:span><text:span text:style-name="T2323">Precondition</text:span><text:span text:style-name="T2324"><text:line-break/></text:span><text:span text:style-name="T2325">The user is in Menu.</text:span><text:span text:style-name="T2326"><text:line-break/></text:span><text:span text:style-name="T2327">Basic path</text:span><text:span text:style-name="T2328"><text:line-break/></text:span><text:span text:style-name="T2329">There i</text:span><text:span text:style-name="T2330">s information about each sleep style, ex different things to think about when choosing that style.</text:span><text:span text:style-name="T2331"><text:line-break/></text:span><text:span text:style-name="T2332">Exception path</text:span><text:span text:style-name="T2333"><text:line-break/></text:span><text:span text:style-name="T2334">Sleep information is not visible.</text:span><text:span text:style-name="T2335"><text:line-break/></text:span><text:span text:style-name="T2336">Post condition</text:span><text:span text:style-name="T2337"><text:line-break/></text:span><text:span text:style-name="T2338">The user is in Sleep Information</text:span><text:span text:style-name="T2339"><text:line-break/></text:span><text:span text:style-name="T2340">Author</text:span><text:span text:style-name="T2341"><text:line-break/></text:span><text:span text:style-name="T2342">JS</text:span><text:span text:style-name="T2343"><text:line-break/></text:span><text:span text:style-name="T2344"><text:line-break/></text:span><text:span text:style-name="T2345"><text:line-break/></text:span><text:span text:style-name="T2346">7.03 There is Information about sleep in general</text:span><text:span text:style-name="T2347"><text:line-break/></text:span><text:span text:style-name="T2348"><text:line-break/></text:span><text:span text:style-name="T2349">Trigger</text:span><text:span text:style-name="T2350"><text:line-break/></text:span><text:span text:style-name="T2351">The user goes to Sleep Information.</text:span><text:span text:style-name="T2352"><text:line-break/></text:span><text:span text:style-name="T2353">Precondition</text:span><text:span text:style-name="T2354"><text:line-break/></text:span><text:span text:style-name="T2355">The user is in Menu.</text:span><text:span text:style-name="T2356"><text:line-break/></text:span><text:span text:style-name="T2357">Basic path</text:span><text:span text:style-name="T2358"><text:line-break/></text:span><text:span text:style-name="T2359">There is information about sleep in general</text:span><text:span text:style-name="T2360"><text:line-break/></text:span><text:span text:style-name="T2361">Exception path</text:span><text:span text:style-name="T2362"><text:line-break/></text:span><text:span text:style-name="T2363">Sleep information is not visible.</text:span><text:span text:style-name="T2364"><text:line-break/></text:span><text:span text:style-name="T2365">Post condition</text:span><text:span text:style-name="T2366"><text:line-break/></text:span><text:span text:style-name="T2367">The user is in Sleep Information</text:span><text:span text:style-name="T2368"><text:line-break/></text:span><text:span text:style-name="T2369">Author</text:span><text:span text:style-name="T2370"><text:line-break/></text:span><text:span text:style-name="T2371">JS</text:span><text:span text:style-name="T2372"><text:line-break/></text:span><text:span text:style-name="T2373"><text:line-break/></text:span><text:span text:style-name="T2374">7.04 All<text:s/></text:span><text:span text:style-name="T2375">information has pedagogical pictures  </text:span><text:span text:style-name="T2376"><text:line-break/></text:span><text:span text:style-name="T2377"><text:line-break/></text:span><text:soft-page-break/><text:span text:style-name="T2378">Trigger</text:span><text:span text:style-name="T2379"><text:line-break/></text:span><text:span text:style-name="T2380">The user goes to Sleep Information.</text:span><text:span text:style-name="T2381"><text:line-break/></text:span><text:span text:style-name="T2382">Precondition</text:span><text:span text:style-name="T2383"><text:line-break/></text:span><text:span text:style-name="T2384">The user is in Menu.</text:span><text:span text:style-name="T2385"><text:line-break/></text:span><text:span text:style-name="T2386">Basic path</text:span><text:span text:style-name="T2387"><text:line-break/></text:span><text:span text:style-name="T2388">There are pedagical pictures for each sleep style.</text:span><text:span text:style-name="T2389"><text:line-break/></text:span><text:span text:style-name="T2390">Exception path</text:span><text:span text:style-name="T2391"><text:line-break/></text:span><text:span text:style-name="T2392">Sleep information is not visible.</text:span><text:span text:style-name="T2393"><text:line-break/></text:span><text:span text:style-name="T2394">Post condition</text:span><text:span text:style-name="T2395"><text:line-break/></text:span><text:span text:style-name="T2396">The user is<text:s/></text:span><text:span text:style-name="T2397">in Sleep Information</text:span><text:span text:style-name="T2398"><text:line-break/></text:span><text:span text:style-name="T2399">Author</text:span><text:span text:style-name="T2400"><text:line-break/></text:span><text:span text:style-name="T2401">JS</text:span><text:span text:style-name="T2402"><text:line-break/></text:span><text:span text:style-name="T2403"><text:line-break/></text:span><text:span text:style-name="T2404">7.05 There is a back button from Sleep Information</text:span><text:span text:style-name="T2405"><text:line-break/></text:span><text:span text:style-name="T2406"><text:line-break/></text:span><text:span text:style-name="T2407">Trigger</text:span><text:span text:style-name="T2408"><text:line-break/></text:span><text:span text:style-name="T2409">The user presses back arrow in Sleep Information</text:span><text:span text:style-name="T2410"><text:line-break/></text:span><text:span text:style-name="T2411">Precondition</text:span><text:span text:style-name="T2412"><text:line-break/></text:span><text:span text:style-name="T2413">The user is in Sleep Information.</text:span><text:span text:style-name="T2414"><text:line-break/></text:span><text:span text:style-name="T2415">Basic path</text:span><text:span text:style-name="T2416"><text:line-break/></text:span><text:span text:style-name="T2417">The user is taken to Menu</text:span><text:span text:style-name="T2418"><text:line-break/></text:span><text:span text:style-name="T2419">Exception path</text:span><text:span text:style-name="T2420"><text:line-break/></text:span><text:span text:style-name="T2421">No exception pat</text:span><text:span text:style-name="T2422">h</text:span><text:span text:style-name="T2423"><text:line-break/></text:span><text:span text:style-name="T2424">Post condition</text:span><text:span text:style-name="T2425"><text:line-break/></text:span><text:span text:style-name="T2426">The user is in Menu.</text:span><text:span text:style-name="T2427"><text:line-break/></text:span><text:span text:style-name="T2428">Author</text:span><text:span text:style-name="T2429"><text:line-break/></text:span><text:span text:style-name="T2430">JS</text:span><text:span text:style-name="T2431"><text:s/></text:span><text:span text:style-name="T2432"><text:line-break/></text:span><text:span text:style-name="T2433"><text:line-break/></text:span><text:span text:style-name="T2434"><text:line-break/></text:span><text:span text:style-name="T2435">8.01 The user can take a survey to find a suitable sleep style</text:span><text:span text:style-name="T2436"><text:line-break/></text:span><text:span text:style-name="T2437"><text:line-break/></text:span><text:span text:style-name="T2438">Trigger</text:span><text:span text:style-name="T2439"><text:line-break/></text:span><text:span text:style-name="T2440">The user goes to Take Survey.</text:span><text:span text:style-name="T2441"><text:line-break/></text:span><text:span text:style-name="T2442">Precondition</text:span><text:span text:style-name="T2443"><text:line-break/></text:span><text:span text:style-name="T2444">The user is in Sleep Information.</text:span><text:span text:style-name="T2445"><text:line-break/></text:span><text:span text:style-name="T2446">Basic path</text:span><text:span text:style-name="T2447"><text:line-break/></text:span><text:span text:style-name="T2448">The Sleep Survey window is visible.</text:span><text:span text:style-name="T2449"><text:line-break/></text:span><text:span text:style-name="T2450">Exception</text:span><text:span text:style-name="T2451"><text:s/>path</text:span><text:span text:style-name="T2452"><text:line-break/></text:span><text:span text:style-name="T2453">Sleep Survey is not visible.</text:span><text:span text:style-name="T2454"><text:line-break/></text:span><text:span text:style-name="T2455">Post condition</text:span><text:span text:style-name="T2456"><text:line-break/></text:span><text:span text:style-name="T2457">The user is in Sleep Survey</text:span><text:span text:style-name="T2458"><text:line-break/></text:span><text:span text:style-name="T2459">Author</text:span><text:span text:style-name="T2460"><text:line-break/></text:span><text:span text:style-name="T2461">JS</text:span><text:span text:style-name="T2462"><text:line-break/></text:span><text:span text:style-name="T2463"><text:line-break/></text:span><text:span text:style-name="T2464">8.02 There is a question about the user being tired/not tired in the morning</text:span><text:span text:style-name="T2465"><text:line-break/></text:span><text:span text:style-name="T2466"><text:line-break/></text:span><text:span text:style-name="T2467">Trigger</text:span><text:span text:style-name="T2468"><text:line-break/></text:span><text:span text:style-name="T2469">The has chosen to take the survey</text:span><text:span text:style-name="T2470"><text:line-break/></text:span><text:span text:style-name="T2471">Precondition</text:span><text:span text:style-name="T2472"><text:line-break/></text:span><text:span text:style-name="T2473">The user is in Sleep Survey.</text:span><text:span text:style-name="T2474"><text:line-break/></text:span><text:span text:style-name="T2475">Basic</text:span><text:span text:style-name="T2476"><text:s/>path</text:span><text:span text:style-name="T2477"><text:line-break/></text:span><text:span text:style-name="T2478">There are questions about user being tired/not tired in the morning.</text:span><text:span text:style-name="T2479"><text:line-break/></text:span><text:span text:style-name="T2480">Exception path</text:span><text:span text:style-name="T2481"><text:line-break/></text:span><text:soft-page-break/><text:span text:style-name="T2482">Sleep Survey is not visible.</text:span><text:span text:style-name="T2483"><text:line-break/></text:span><text:span text:style-name="T2484">Post condition</text:span><text:span text:style-name="T2485"><text:line-break/></text:span><text:span text:style-name="T2486">The user is in Sleep Survey</text:span><text:span text:style-name="T2487"><text:line-break/></text:span><text:span text:style-name="T2488">Author</text:span><text:span text:style-name="T2489"><text:line-break/></text:span><text:span text:style-name="T2490">JS</text:span><text:span text:style-name="T2491"><text:line-break/></text:span><text:span text:style-name="T2492"><text:line-break/></text:span><text:span text:style-name="T2493"><text:tab/></text:span><text:span text:style-name="T2494"><text:line-break/></text:span><text:span text:style-name="T2495">8.03 There is a question about the user being tired/not tired in the evening</text:span><text:span text:style-name="T2496"><text:line-break/></text:span><text:span text:style-name="T2497"><text:line-break/></text:span><text:span text:style-name="T2498">Tri</text:span><text:span text:style-name="T2499">gger</text:span><text:span text:style-name="T2500"><text:line-break/></text:span><text:span text:style-name="T2501">The has chosen to take the survey</text:span><text:span text:style-name="T2502"><text:line-break/></text:span><text:span text:style-name="T2503">Precondition</text:span><text:span text:style-name="T2504"><text:line-break/></text:span><text:span text:style-name="T2505">The user is in Sleep Survey.</text:span><text:span text:style-name="T2506"><text:line-break/></text:span><text:span text:style-name="T2507">Basic path</text:span><text:span text:style-name="T2508"><text:line-break/></text:span><text:span text:style-name="T2509">There are questions about user being tired/not tired in the evening.</text:span><text:span text:style-name="T2510"><text:line-break/></text:span><text:span text:style-name="T2511">Exception path</text:span><text:span text:style-name="T2512"><text:line-break/></text:span><text:span text:style-name="T2513">Sleep Survey is not visible.</text:span><text:span text:style-name="T2514"><text:line-break/></text:span><text:span text:style-name="T2515">Post condition</text:span><text:span text:style-name="T2516"><text:line-break/></text:span><text:span text:style-name="T2517">The user is in Sleep Survey</text:span><text:span text:style-name="T2518"><text:line-break/></text:span><text:span text:style-name="T2519">Author</text:span><text:span text:style-name="T2520"><text:line-break/></text:span><text:span text:style-name="T2521">J</text:span><text:span text:style-name="T2522">S</text:span><text:span text:style-name="T2523"><text:tab/></text:span><text:span text:style-name="T2524"><text:tab/></text:span><text:span text:style-name="T2525"><text:line-break/></text:span><text:span text:style-name="T2526"><text:line-break/></text:span><text:span text:style-name="T2527">8.04 There is a question about the user having/not having trouble falling asleep</text:span><text:span text:style-name="T2528"><text:line-break/></text:span><text:span text:style-name="T2529"><text:line-break/></text:span><text:span text:style-name="T2530">Trigger</text:span><text:span text:style-name="T2531"><text:line-break/></text:span><text:span text:style-name="T2532">The has chosen to take the survey</text:span><text:span text:style-name="T2533"><text:line-break/></text:span><text:span text:style-name="T2534">Precondition</text:span><text:span text:style-name="T2535"><text:line-break/></text:span><text:span text:style-name="T2536">The user is in Sleep Survey.</text:span><text:span text:style-name="T2537"><text:line-break/></text:span><text:span text:style-name="T2538">Basic path</text:span><text:span text:style-name="T2539"><text:line-break/></text:span><text:span text:style-name="T2540">There are questions about user having/not having trouble falling asleep.</text:span><text:span text:style-name="T2541"><text:line-break/></text:span><text:span text:style-name="T2542">Exception path</text:span><text:span text:style-name="T2543"><text:line-break/></text:span><text:span text:style-name="T2544">Sleep Survey is not visible.</text:span><text:span text:style-name="T2545"><text:line-break/></text:span><text:span text:style-name="T2546">Post condition</text:span><text:span text:style-name="T2547"><text:line-break/></text:span><text:span text:style-name="T2548">The user is in Sleep Survey</text:span><text:span text:style-name="T2549"><text:line-break/></text:span><text:span text:style-name="T2550">Author</text:span><text:span text:style-name="T2551"><text:line-break/></text:span><text:span text:style-name="T2552">JS</text:span><text:span text:style-name="T2553"><text:line-break/></text:span><text:span text:style-name="T2554"><text:tab/></text:span><text:span text:style-name="T2555"><text:tab/></text:span><text:span text:style-name="T2556"><text:tab/></text:span><text:span text:style-name="T2557"><text:line-break/></text:span><text:span text:style-name="T2558">8.05 The results from the survey are matched with different sleep styles</text:span><text:span text:style-name="T2559"><text:line-break/></text:span><text:span text:style-name="T2560"><text:line-break/></text:span><text:span text:style-name="T2561">Trigger</text:span><text:span text:style-name="T2562"><text:line-break/></text:span><text:span text:style-name="T2563">The has finished the survey</text:span><text:span text:style-name="T2564"><text:line-break/></text:span><text:span text:style-name="T2565">Precondition</text:span><text:span text:style-name="T2566"><text:line-break/></text:span><text:span text:style-name="T2567">The user is in Sleep Survey.</text:span><text:span text:style-name="T2568"><text:line-break/></text:span><text:span text:style-name="T2569">Bas</text:span><text:span text:style-name="T2570">ic path</text:span><text:span text:style-name="T2571"><text:line-break/></text:span><text:span text:style-name="T2572">The results are registered.</text:span><text:span text:style-name="T2573"><text:line-break/></text:span><text:span text:style-name="T2574">Exception path</text:span><text:span text:style-name="T2575"><text:line-break/></text:span><text:span text:style-name="T2576">No results to register</text:span><text:span text:style-name="T2577"><text:line-break/></text:span><text:span text:style-name="T2578">Post condition</text:span><text:span text:style-name="T2579"><text:line-break/></text:span><text:span text:style-name="T2580">The user is in Sleep Survey</text:span><text:span text:style-name="T2581"><text:line-break/></text:span><text:span text:style-name="T2582">Author</text:span><text:span text:style-name="T2583"><text:line-break/></text:span><text:span text:style-name="T2584">JS</text:span><text:span text:style-name="T2585"><text:line-break/></text:span><text:span text:style-name="T2586"><text:line-break/></text:span><text:span text:style-name="T2587">8.06 The user recieves a list of possible sleep styles  </text:span><text:span text:style-name="T2588"><text:line-break/></text:span><text:soft-page-break/><text:span text:style-name="T2589"><text:line-break/></text:span><text:span text:style-name="T2590">Trigger</text:span><text:span text:style-name="T2591"><text:line-break/></text:span><text:span text:style-name="T2592">The has finished the survey</text:span><text:span text:style-name="T2593"><text:line-break/></text:span><text:span text:style-name="T2594">Precondition</text:span><text:span text:style-name="T2595"><text:line-break/></text:span><text:span text:style-name="T2596">The user is in Sleep<text:s/></text:span><text:span text:style-name="T2597">Survey.</text:span><text:span text:style-name="T2598"><text:line-break/></text:span><text:span text:style-name="T2599">Basic path</text:span><text:span text:style-name="T2600"><text:line-break/></text:span><text:span text:style-name="T2601">The user is given a list of possible sleep styles</text:span><text:span text:style-name="T2602"><text:line-break/></text:span><text:span text:style-name="T2603">Exception path</text:span><text:span text:style-name="T2604"><text:line-break/></text:span><text:span text:style-name="T2605">No results to register</text:span><text:span text:style-name="T2606"><text:line-break/></text:span><text:span text:style-name="T2607">Post condition</text:span><text:span text:style-name="T2608"><text:line-break/></text:span><text:span text:style-name="T2609">The user is in List of recommendations</text:span><text:span text:style-name="T2610"><text:line-break/></text:span><text:span text:style-name="T2611">Author</text:span><text:span text:style-name="T2612"><text:line-break/></text:span><text:span text:style-name="T2613">JS</text:span><text:span text:style-name="T2614"><text:line-break/></text:span><text:span text:style-name="T2615"><text:line-break/></text:span><text:span text:style-name="T2616">8.07 A proposal is press-able</text:span><text:span text:style-name="T2617"><text:line-break/></text:span><text:span text:style-name="T2618"><text:line-break/></text:span><text:span text:style-name="T2619">Trigger</text:span><text:span text:style-name="T2620"><text:line-break/></text:span><text:span text:style-name="T2621">The has finished the survey</text:span><text:span text:style-name="T2622"><text:line-break/></text:span><text:span text:style-name="T2623">Precondition</text:span><text:span text:style-name="T2624"><text:line-break/></text:span><text:span text:style-name="T2625">The<text:s/></text:span><text:span text:style-name="T2626">user is in Sleep Survey.</text:span><text:span text:style-name="T2627"><text:line-break/></text:span><text:span text:style-name="T2628">Basic path</text:span><text:span text:style-name="T2629"><text:line-break/></text:span><text:span text:style-name="T2630">The possible sleep syles can be pressed.</text:span><text:span text:style-name="T2631"><text:line-break/></text:span><text:span text:style-name="T2632">Exception path</text:span><text:span text:style-name="T2633"><text:line-break/></text:span><text:span text:style-name="T2634">No proposal is pressed. The user cancels.</text:span><text:span text:style-name="T2635"><text:line-break/></text:span><text:span text:style-name="T2636">Post condition</text:span><text:span text:style-name="T2637"><text:line-break/></text:span><text:span text:style-name="T2638">The user is in List of recommendations</text:span><text:span text:style-name="T2639"><text:line-break/></text:span><text:span text:style-name="T2640">Author</text:span><text:span text:style-name="T2641"><text:line-break/></text:span><text:span text:style-name="T2642">JS</text:span><text:span text:style-name="T2643"><text:line-break/></text:span><text:span text:style-name="T2644"><text:line-break/></text:span><text:span text:style-name="T2645"><text:tab/></text:span><text:span text:style-name="T2646"><text:tab/></text:span><text:span text:style-name="T2647"><text:line-break/></text:span><text:span text:style-name="T2648">8.08When pressing a proposal, the user is sent to the<text:s/></text:span><text:span text:style-name="T2649">information about the sleep style.</text:span><text:span text:style-name="T2650"><text:line-break/></text:span><text:span text:style-name="T2651"><text:line-break/></text:span><text:span text:style-name="T2652">Trigger</text:span><text:span text:style-name="T2653"><text:line-break/></text:span><text:span text:style-name="T2654">The user presses a proposal</text:span><text:span text:style-name="T2655"><text:line-break/></text:span><text:span text:style-name="T2656">Precondition</text:span><text:span text:style-name="T2657"><text:line-break/></text:span><text:span text:style-name="T2658">The user is in List of recommendations</text:span><text:span text:style-name="T2659"><text:line-break/></text:span><text:span text:style-name="T2660">Basic path</text:span><text:span text:style-name="T2661"><text:line-break/></text:span><text:span text:style-name="T2662">When pressing a proposal, the user is sent to the Sleep Information page for the specific sleep style</text:span><text:span text:style-name="T2663"><text:line-break/></text:span><text:span text:style-name="T2664">Exception path</text:span><text:span text:style-name="T2665"><text:line-break/></text:span><text:span text:style-name="T2666">No p</text:span><text:span text:style-name="T2667">roposal is pressed. The user cancels.</text:span><text:span text:style-name="T2668"><text:line-break/></text:span><text:span text:style-name="T2669">Post condition</text:span><text:span text:style-name="T2670"><text:line-break/></text:span><text:span text:style-name="T2671">The user is in Sleep Information</text:span><text:span text:style-name="T2672"><text:line-break/></text:span><text:span text:style-name="T2673">Author</text:span><text:span text:style-name="T2674"><text:line-break/></text:span><text:span text:style-name="T2675">JS</text:span><text:span text:style-name="T2676"><text:line-break/></text:span><text:span text:style-name="T2677"><text:line-break/></text:span><text:span text:style-name="T2678">9.01 Activities from other calendar can be imported into schema</text:span><text:span text:style-name="T2679"><text:line-break/></text:span><text:span text:style-name="T2680"><text:line-break/></text:span><text:span text:style-name="T2681">Trigger</text:span><text:span text:style-name="T2682"><text:line-break/></text:span><text:span text:style-name="T2683">The user presses import calendar in Schema.</text:span><text:span text:style-name="T2684"><text:line-break/></text:span><text:span text:style-name="T2685">Precondition</text:span><text:span text:style-name="T2686"><text:line-break/></text:span><text:span text:style-name="T2687">The user is in Schema.</text:span><text:span text:style-name="T2688"><text:line-break/></text:span><text:span text:style-name="T2689">Basic<text:s/></text:span><text:span text:style-name="T2690">path</text:span><text:span text:style-name="T2691"><text:line-break/></text:span><text:span text:style-name="T2692">The user can add calendars from Android Calendar to Schema.</text:span><text:span text:style-name="T2693"><text:line-break/></text:span><text:soft-page-break/><text:span text:style-name="T2694">Exception path</text:span><text:span text:style-name="T2695"><text:line-break/></text:span><text:span text:style-name="T2696">No exception path</text:span><text:span text:style-name="T2697"><text:line-break/></text:span><text:span text:style-name="T2698">Post condition</text:span><text:span text:style-name="T2699"><text:line-break/></text:span><text:span text:style-name="T2700">The user is in import calendar window.</text:span><text:span text:style-name="T2701"><text:line-break/></text:span><text:span text:style-name="T2702">Author</text:span><text:span text:style-name="T2703"><text:line-break/></text:span><text:span text:style-name="T2704">JS</text:span><text:span text:style-name="T2705"><text:line-break/></text:span><text:span text:style-name="T2706"><text:tab/></text:span><text:span text:style-name="T2707"><text:tab/></text:span><text:span text:style-name="T2708"><text:tab/></text:span><text:span text:style-name="T2709"><text:line-break/></text:span><text:span text:style-name="T2710">9.02 Activities are shown in different colors than black</text:span><text:span text:style-name="T2711"><text:line-break/></text:span><text:span text:style-name="T2712"><text:line-break/></text:span><text:span text:style-name="T2713"><text:line-break/></text:span><text:span text:style-name="T2714">Trigger</text:span><text:span text:style-name="T2715"><text:line-break/></text:span><text:span text:style-name="T2716">The user has imported<text:s/></text:span><text:span text:style-name="T2717">calendar into Schema.</text:span><text:span text:style-name="T2718"><text:line-break/></text:span><text:span text:style-name="T2719">Precondition</text:span><text:span text:style-name="T2720"><text:line-break/></text:span><text:span text:style-name="T2721">The user is in Schema.</text:span><text:span text:style-name="T2722"><text:line-break/></text:span><text:span text:style-name="T2723">Basic path</text:span><text:span text:style-name="T2724"><text:line-break/></text:span><text:span text:style-name="T2725">The calendar elements are visible in the Schema with other color than sleep element and activity el</text:span><text:span text:style-name="T2726">e</text:span><text:span text:style-name="T2727">ment.</text:span><text:span text:style-name="T2728"><text:line-break/></text:span><text:span text:style-name="T2729">Exception path</text:span><text:span text:style-name="T2730"><text:line-break/></text:span><text:span text:style-name="T2731">There are no elements in the imported calendar</text:span><text:span text:style-name="T2732"><text:line-break/></text:span><text:span text:style-name="T2733">Post condition</text:span><text:span text:style-name="T2734"><text:line-break/></text:span><text:span text:style-name="T2735">The<text:s/></text:span><text:span text:style-name="T2736">user is in Schema.</text:span><text:span text:style-name="T2737"><text:line-break/></text:span><text:span text:style-name="T2738">Author</text:span><text:span text:style-name="T2739"><text:line-break/></text:span><text:span text:style-name="T2740">JS</text:span><text:span text:style-name="T2741"><text:line-break/></text:span><text:span text:style-name="T2742"><text:tab/></text:span><text:span text:style-name="T2743"><text:tab/></text:span><text:span text:style-name="T2744"><text:line-break/></text:span><text:span text:style-name="T2745">9.03 When a conflict arises, there is a warning notification window</text:span><text:span text:style-name="T2746"><text:line-break/></text:span><text:span text:style-name="T2747"><text:line-break/></text:span><text:span text:style-name="T2748"><text:line-break/></text:span><text:span text:style-name="T2749">Trigger</text:span><text:span text:style-name="T2750"><text:line-break/></text:span><text:span text:style-name="T2751">The imported calendars element conflicts with sleep element</text:span><text:span text:style-name="T2752"><text:line-break/></text:span><text:span text:style-name="T2753">Precondition</text:span><text:span text:style-name="T2754"><text:line-break/></text:span><text:span text:style-name="T2755">The user is in Schema</text:span><text:span text:style-name="T2756"><text:line-break/></text:span><text:span text:style-name="T2757">Basic path</text:span><text:span text:style-name="T2758"><text:line-break/></text:span><text:span text:style-name="T2759">There is a warning message if a conflict</text:span><text:span text:style-name="T2760"><text:s/>arises</text:span><text:span text:style-name="T2761"><text:line-break/></text:span><text:span text:style-name="T2762">Exception path</text:span><text:span text:style-name="T2763"><text:line-break/></text:span><text:span text:style-name="T2764">There are no conflicts</text:span><text:span text:style-name="T2765"><text:line-break/></text:span><text:span text:style-name="T2766">Post condition</text:span><text:span text:style-name="T2767"><text:line-break/></text:span><text:span text:style-name="T2768">The user is in Schema</text:span><text:span text:style-name="T2769"><text:line-break/></text:span><text:span text:style-name="T2770">Author</text:span><text:span text:style-name="T2771"><text:line-break/></text:span><text:span text:style-name="T2772">JS</text:span><text:span text:style-name="T2773"><text:s/></text:span><text:span text:style-name="T2774"><text:line-break/></text:span><text:span text:style-name="T2775"><text:tab/></text:span><text:span text:style-name="T2776"><text:tab/></text:span><text:span text:style-name="T2777"><text:line-break/></text:span><text:span text:style-name="T2778">9.04 When a conflict arises, there is a warning notification sound</text:span><text:span text:style-name="T2779"><text:line-break/></text:span><text:span text:style-name="T2780"><text:line-break/></text:span><text:span text:style-name="T2781"><text:line-break/></text:span><text:span text:style-name="T2782">Trigger</text:span><text:span text:style-name="T2783"><text:line-break/></text:span><text:span text:style-name="T2784">The imported calendars element conflicts with sleep element</text:span><text:span text:style-name="T2785"><text:line-break/></text:span><text:span text:style-name="T2786">Precondition</text:span><text:span text:style-name="T2787"><text:line-break/></text:span><text:span text:style-name="T2788">The user<text:s/></text:span><text:span text:style-name="T2789">is in Schema</text:span><text:span text:style-name="T2790"><text:line-break/></text:span><text:span text:style-name="T2791">Basic path</text:span><text:span text:style-name="T2792"><text:line-break/></text:span><text:span text:style-name="T2793">There is a warning sound if a conflict arises</text:span><text:span text:style-name="T2794"><text:line-break/></text:span><text:span text:style-name="T2795">Exception path</text:span><text:span text:style-name="T2796"><text:line-break/></text:span><text:span text:style-name="T2797">There are no conflicts</text:span><text:span text:style-name="T2798"><text:line-break/></text:span><text:span text:style-name="T2799">Post condition</text:span><text:span text:style-name="T2800"><text:line-break/></text:span><text:span text:style-name="T2801">The user is in Schema</text:span><text:span text:style-name="T2802"><text:line-break/></text:span><text:soft-page-break/><text:span text:style-name="T2803">Author</text:span><text:span text:style-name="T2804"><text:line-break/></text:span><text:span text:style-name="T2805">JS</text:span><text:span text:style-name="T2806"><text:s/></text:span><text:span text:style-name="T2807"><text:line-break/></text:span><text:span text:style-name="T2808"><text:line-break/></text:span><text:span text:style-name="T2809">9.05 When notification has been accepted, solutions will be presented</text:span><text:span text:style-name="T2810"><text:line-break/></text:span><text:span text:style-name="T2811"><text:line-break/></text:span><text:span text:style-name="T2812">Trigger</text:span><text:span text:style-name="T2813"><text:line-break/></text:span><text:span text:style-name="T2814">The warning window<text:s/></text:span><text:span text:style-name="T2815">is accepted</text:span><text:span text:style-name="T2816"><text:line-break/></text:span><text:span text:style-name="T2817">Precondition</text:span><text:span text:style-name="T2818"><text:line-break/></text:span><text:span text:style-name="T2819">The user is in Schema</text:span><text:span text:style-name="T2820"><text:line-break/></text:span><text:span text:style-name="T2821">Basic path</text:span><text:span text:style-name="T2822"><text:line-break/></text:span><text:span text:style-name="T2823">There is a list of possible solutions to the conflict</text:span><text:span text:style-name="T2824"><text:line-break/></text:span><text:span text:style-name="T2825">Exception path</text:span><text:span text:style-name="T2826"><text:line-break/></text:span><text:span text:style-name="T2827">There are no conflicts</text:span><text:span text:style-name="T2828"><text:line-break/></text:span><text:span text:style-name="T2829">Post condition</text:span><text:span text:style-name="T2830"><text:line-break/></text:span><text:span text:style-name="T2831">The user is in Schema</text:span><text:span text:style-name="T2832"><text:line-break/></text:span><text:span text:style-name="T2833">Author</text:span><text:span text:style-name="T2834"><text:line-break/></text:span><text:span text:style-name="T2835">JS</text:span><text:span text:style-name="T2836"><text:s/></text:span><text:span text:style-name="T2837"><text:line-break/></text:span><text:span text:style-name="T2838"><text:line-break/></text:span><text:span text:style-name="T2839">9.06 A soultion can be that an element is moved in the sc</text:span><text:span text:style-name="T2840">hema  </text:span><text:span text:style-name="T2841"><text:line-break/></text:span><text:span text:style-name="T2842"><text:line-break/></text:span><text:span text:style-name="T2843">Trigger</text:span><text:span text:style-name="T2844"><text:line-break/></text:span><text:span text:style-name="T2845">The list of solutions is shown</text:span><text:span text:style-name="T2846"><text:line-break/></text:span><text:span text:style-name="T2847">Precondition</text:span><text:span text:style-name="T2848"><text:line-break/></text:span><text:span text:style-name="T2849">The user is in Schema</text:span><text:span text:style-name="T2850"><text:line-break/></text:span><text:span text:style-name="T2851">Basic path</text:span><text:span text:style-name="T2852"><text:line-break/></text:span><text:span text:style-name="T2853">One solution is that an element in the schema can be moved</text:span><text:span text:style-name="T2854"><text:line-break/></text:span><text:span text:style-name="T2855">Exception path</text:span><text:span text:style-name="T2856"><text:line-break/></text:span><text:span text:style-name="T2857">No exception path</text:span><text:span text:style-name="T2858"><text:line-break/></text:span><text:span text:style-name="T2859">Post condition</text:span><text:span text:style-name="T2860"><text:line-break/></text:span><text:span text:style-name="T2861">The user is in Schema</text:span><text:span text:style-name="T2862"><text:line-break/></text:span><text:span text:style-name="T2863">Author</text:span><text:span text:style-name="T2864"><text:line-break/></text:span><text:span text:style-name="T2865">JS</text:span><text:span text:style-name="T2866"><text:s/></text:span><text:span text:style-name="T2867"><text:line-break/></text:span><text:span text:style-name="T2868"><text:tab/></text:span><text:span text:style-name="T2869"><text:line-break/></text:span><text:span text:style-name="T2870"><text:line-break/></text:span><text:span text:style-name="T2871">9.07 A soultion can<text:s/></text:span><text:span text:style-name="T2872">be that an element is deleted in the schema</text:span><text:span text:style-name="T2873"><text:line-break/></text:span><text:span text:style-name="T2874"><text:line-break/></text:span><text:span text:style-name="T2875"><text:line-break/></text:span><text:span text:style-name="T2876">Trigger</text:span><text:span text:style-name="T2877"><text:line-break/></text:span><text:span text:style-name="T2878">The list of solutions is shown</text:span><text:span text:style-name="T2879"><text:line-break/></text:span><text:span text:style-name="T2880">Precondition</text:span><text:span text:style-name="T2881"><text:line-break/></text:span><text:span text:style-name="T2882">The user is in Schema</text:span><text:span text:style-name="T2883"><text:line-break/></text:span><text:span text:style-name="T2884">Basic path</text:span><text:span text:style-name="T2885"><text:line-break/></text:span><text:span text:style-name="T2886">One solution is that an element in the schema can be deleted</text:span><text:span text:style-name="T2887"><text:line-break/></text:span><text:span text:style-name="T2888">Exception path</text:span><text:span text:style-name="T2889"><text:line-break/></text:span><text:span text:style-name="T2890">No exception path</text:span><text:span text:style-name="T2891"><text:line-break/></text:span><text:span text:style-name="T2892">Post condition</text:span><text:span text:style-name="T2893"><text:line-break/></text:span><text:span text:style-name="T2894">The user is in<text:s/></text:span><text:span text:style-name="T2895">Schema</text:span><text:span text:style-name="T2896"><text:line-break/></text:span><text:span text:style-name="T2897">Author</text:span><text:span text:style-name="T2898"><text:line-break/></text:span><text:span text:style-name="T2899">JS</text:span><text:span text:style-name="T2900"><text:s/></text:span><text:span text:style-name="T2901"><text:tab/></text:span><text:span text:style-name="T2902"><text:tab/></text:span><text:span text:style-name="T2903"><text:line-break/></text:span><text:span text:style-name="T2904"><text:line-break/></text:span><text:span text:style-name="T2905">9.08 A soultion can be that a group of elements are moved in the schema</text:span><text:span text:style-name="T2906"><text:line-break/></text:span><text:span text:style-name="T2907"><text:line-break/></text:span><text:soft-page-break/><text:span text:style-name="T2908">Trigger</text:span><text:span text:style-name="T2909"><text:line-break/></text:span><text:span text:style-name="T2910">The list of solutions is shown</text:span><text:span text:style-name="T2911"><text:line-break/></text:span><text:span text:style-name="T2912">Precondition</text:span><text:span text:style-name="T2913"><text:line-break/></text:span><text:span text:style-name="T2914">The user is in Schema</text:span><text:span text:style-name="T2915"><text:line-break/></text:span><text:span text:style-name="T2916">Basic path</text:span><text:span text:style-name="T2917"><text:line-break/></text:span><text:span text:style-name="T2918">One solution is that a group of sleep elements in the schema can be moved</text:span><text:span text:style-name="T2919"><text:line-break/></text:span><text:span text:style-name="T2920">Exc</text:span><text:span text:style-name="T2921">eption path</text:span><text:span text:style-name="T2922"><text:line-break/></text:span><text:span text:style-name="T2923">No exception path</text:span><text:span text:style-name="T2924"><text:line-break/></text:span><text:span text:style-name="T2925">Post condition</text:span><text:span text:style-name="T2926"><text:line-break/></text:span><text:span text:style-name="T2927">The user is in Schema</text:span><text:span text:style-name="T2928"><text:line-break/></text:span><text:span text:style-name="T2929">Author</text:span><text:span text:style-name="T2930"><text:line-break/></text:span><text:span text:style-name="T2931">JS</text:span><text:span text:style-name="T2932"><text:line-break/></text:span><text:span text:style-name="T2933"><text:line-break/></text:span><text:span text:style-name="T2934">9.09 A warning notification is shown when a sleep element is moved</text:span><text:span text:style-name="T2935"><text:line-break/></text:span><text:span text:style-name="T2936"><text:line-break/></text:span><text:span text:style-name="T2937">Trigger</text:span><text:span text:style-name="T2938"><text:line-break/></text:span><text:span text:style-name="T2939">The user has chosen to move one sleep element, and not the whole group</text:span><text:span text:style-name="T2940"><text:line-break/></text:span><text:span text:style-name="T2941">Precondition</text:span><text:span text:style-name="T2942"><text:line-break/></text:span><text:span text:style-name="T2943">The user is in Sch</text:span><text:span text:style-name="T2944">ema</text:span><text:span text:style-name="T2945"><text:line-break/></text:span><text:span text:style-name="T2946">Basic path</text:span><text:span text:style-name="T2947"><text:line-break/></text:span><text:span text:style-name="T2948">There is a warning window explaining the dangers of only moving one sleep element.</text:span><text:span text:style-name="T2949"><text:line-break/></text:span><text:span text:style-name="T2950">Exception path</text:span><text:span text:style-name="T2951"><text:line-break/></text:span><text:span text:style-name="T2952">No exception path</text:span><text:span text:style-name="T2953"><text:line-break/></text:span><text:span text:style-name="T2954">Post condition</text:span><text:span text:style-name="T2955"><text:line-break/></text:span><text:span text:style-name="T2956">The user is in Schema</text:span><text:span text:style-name="T2957"><text:line-break/></text:span><text:span text:style-name="T2958">Author</text:span><text:span text:style-name="T2959"><text:line-break/></text:span><text:span text:style-name="T2960">JS</text:span><text:span text:style-name="T2961"><text:s/></text:span><text:span text:style-name="T2962"><text:line-break/></text:span><text:span text:style-name="T2963"><text:line-break/></text:span><text:span text:style-name="T2964">9.10 A moved<text:s/></text:span><text:span text:style-name="T2965">or deleted<text:s/></text:span><text:span text:style-name="T2966">object can be un-done</text:span><text:span text:style-name="T2967"><text:line-break/></text:span><text:span text:style-name="T2968"><text:line-break/></text:span><text:span text:style-name="T2969">Trigger</text:span><text:span text:style-name="T2970"><text:line-break/></text:span><text:span text:style-name="T2971">The user has chosen to move or d</text:span><text:span text:style-name="T2972">elete an element</text:span><text:span text:style-name="T2973"><text:line-break/></text:span><text:span text:style-name="T2974">Precondition</text:span><text:span text:style-name="T2975"><text:line-break/></text:span><text:span text:style-name="T2976">The user is in Schema</text:span><text:span text:style-name="T2977"><text:line-break/></text:span><text:span text:style-name="T2978">Basic path</text:span><text:span text:style-name="T2979"><text:line-break/></text:span><text:span text:style-name="T2980">There is a button for the user to undo the changes.</text:span><text:span text:style-name="T2981"><text:line-break/></text:span><text:span text:style-name="T2982">Exception path</text:span><text:span text:style-name="T2983"><text:line-break/></text:span><text:span text:style-name="T2984">No exception path</text:span><text:span text:style-name="T2985"><text:line-break/></text:span><text:span text:style-name="T2986">Post condition</text:span><text:span text:style-name="T2987"><text:line-break/></text:span><text:span text:style-name="T2988">The user is in Schema</text:span><text:span text:style-name="T2989"><text:line-break/></text:span><text:span text:style-name="T2990">Author</text:span><text:span text:style-name="T2991"><text:line-break/></text:span><text:span text:style-name="T2992">JS</text:span><text:span text:style-name="T2993"><text:s/></text:span></text:p>
      <text:p text:style-name="P2994"><text:span text:style-name="T2995"><text:line-break/></text:span></text:p>
      <text:p text:style-name="P2996"><text:span text:style-name="T2997">10.01 There is a button in the menu for sleep information</text:span></text:p>
      <text:p text:style-name="P2998"><text:span text:style-name="T2999">Trigger</text:span><text:span text:style-name="T3000"><text:line-break/></text:span><text:span text:style-name="T3001">The user chooses to go to Sleep Information.</text:span><text:span text:style-name="T3002"><text:line-break/></text:span><text:span text:style-name="T3003">Precondition</text:span><text:span text:style-name="T3004"><text:line-break/></text:span><text:span text:style-name="T3005">The user is in main menu.</text:span><text:span text:style-name="T3006"><text:line-break/></text:span><text:span text:style-name="T3007">Basic path</text:span><text:span text:style-name="T3008"><text:line-break/></text:span><text:span text:style-name="T3009">The sleep information is in the state where the user left it.</text:span><text:span text:style-name="T3010"><text:line-break/></text:span><text:span text:style-name="T3011">Exception path</text:span><text:span text:style-name="T3012"><text:line-break/></text:span><text:span text:style-name="T3013">The user has never used the application. There is no open information window</text:span><text:span text:style-name="T3014">.</text:span><text:span text:style-name="T3015"><text:line-break/></text:span><text:span text:style-name="T3016">Post condition</text:span><text:span text:style-name="T3017"><text:line-break/></text:span><text:soft-page-break/><text:span text:style-name="T3018">The sleep information is where the user left it.</text:span><text:span text:style-name="T3019"><text:line-break/></text:span><text:span text:style-name="T3020">Author</text:span><text:span text:style-name="T3021"><text:line-break/></text:span><text:span text:style-name="T3022">JS</text:span><text:span text:style-name="T3023"><text:line-break/></text:span></text:p>
      <text:p text:style-name="P3024"><text:span text:style-name="T3025">10.02 There is a button in the menu for sleep schema</text:span></text:p>
      <text:p text:style-name="P3026"><text:span text:style-name="T3027">Trigger</text:span><text:span text:style-name="T3028"><text:line-break/></text:span><text:span text:style-name="T3029">The user chooses to go to schema.</text:span><text:span text:style-name="T3030"><text:line-break/></text:span><text:span text:style-name="T3031">Precondition</text:span><text:span text:style-name="T3032"><text:line-break/></text:span><text:span text:style-name="T3033">The user is in main menu.</text:span><text:span text:style-name="T3034"><text:line-break/></text:span><text:span text:style-name="T3035">Basic path</text:span><text:span text:style-name="T3036"><text:line-break/></text:span><text:span text:style-name="T3037">The schema is in the state where t</text:span><text:span text:style-name="T3038">he user left it.</text:span><text:span text:style-name="T3039"><text:line-break/></text:span><text:span text:style-name="T3040">Exception path</text:span><text:span text:style-name="T3041"><text:line-break/></text:span><text:span text:style-name="T3042">The user has never used the application. There is no schema.</text:span><text:span text:style-name="T3043"><text:line-break/></text:span><text:span text:style-name="T3044">Post condition</text:span><text:span text:style-name="T3045"><text:line-break/></text:span><text:span text:style-name="T3046">The schema is where the user left it.</text:span><text:span text:style-name="T3047"><text:line-break/></text:span><text:span text:style-name="T3048">Author</text:span><text:span text:style-name="T3049"><text:line-break/></text:span><text:span text:style-name="T3050">JS</text:span><text:span text:style-name="T3051"><text:line-break/></text:span></text:p>
      <text:p text:style-name="P3052"><text:span text:style-name="T3053">10.03 There is a button in the menu for alarms</text:span></text:p>
      <text:p text:style-name="P3054"><text:span text:style-name="T3055">Trigger</text:span><text:span text:style-name="T3056"><text:line-break/></text:span><text:span text:style-name="T3057">The user chooses to go to alarms.</text:span><text:span text:style-name="T3058"><text:line-break/></text:span><text:span text:style-name="T3059">Precondition</text:span><text:span text:style-name="T3060"><text:line-break/></text:span><text:span text:style-name="T3061">The user is in main menu.</text:span><text:span text:style-name="T3062"><text:line-break/></text:span><text:span text:style-name="T3063">Basic path</text:span><text:span text:style-name="T3064"><text:line-break/></text:span><text:span text:style-name="T3065">The alarms window is in the state where the user left it.</text:span><text:span text:style-name="T3066"><text:line-break/></text:span><text:span text:style-name="T3067">Exception path</text:span><text:span text:style-name="T3068"><text:line-break/></text:span><text:span text:style-name="T3069">The user has never used the application. There are no alarms set.</text:span><text:span text:style-name="T3070"><text:line-break/></text:span><text:span text:style-name="T3071">Post condition</text:span><text:span text:style-name="T3072"><text:line-break/></text:span><text:span text:style-name="T3073">The alarms window is where the user left it.</text:span><text:span text:style-name="T3074"><text:line-break/></text:span><text:span text:style-name="T3075">Author</text:span><text:span text:style-name="T3076"><text:line-break/></text:span><text:span text:style-name="T3077">JS</text:span><text:span text:style-name="T3078"><text:line-break/></text:span></text:p>
      <text:p text:style-name="P3079"><text:span text:style-name="T3080">10.04 There is a button in the menu for settings</text:span></text:p>
      <text:p text:style-name="P3081"><text:span text:style-name="T3082">Trigger</text:span><text:span text:style-name="T3083"><text:line-break/></text:span><text:span text:style-name="T3084">The user chooses to go to settings.</text:span><text:span text:style-name="T3085"><text:line-break/></text:span><text:span text:style-name="T3086">Precondition</text:span><text:span text:style-name="T3087"><text:line-break/></text:span><text:span text:style-name="T3088">The user is in main menu.</text:span><text:span text:style-name="T3089"><text:line-break/></text:span><text:span text:style-name="T3090">Basic path</text:span><text:span text:style-name="T3091"><text:line-break/></text:span><text:span text:style-name="T3092">The user is taken to settings</text:span><text:span text:style-name="T3093"><text:line-break/></text:span><text:span text:style-name="T3094">Exception path</text:span><text:span text:style-name="T3095"><text:line-break/></text:span><text:span text:style-name="T3096">The user has never used the application. There settings are set<text:s/></text:span><text:span text:style-name="T3097">to default.</text:span><text:span text:style-name="T3098"><text:line-break/></text:span><text:span text:style-name="T3099">Post condition</text:span><text:span text:style-name="T3100"><text:line-break/></text:span><text:span text:style-name="T3101">The user is in Settings</text:span><text:span text:style-name="T3102"><text:line-break/></text:span><text:span text:style-name="T3103">Author</text:span><text:span text:style-name="T3104"><text:line-break/></text:span><text:span text:style-name="T3105">JS</text:span><text:span text:style-name="T3106"><text:line-break/></text:span><text:span text:style-name="T3107"><text:line-break/></text:span><text:span text:style-name="T3108"><text:line-break/></text:span></text:p>
      <text:p text:style-name="P3109"><text:span text:style-name="T3110">11.01Exit Application</text:span></text:p>
      <text:p text:style-name="P3111"><text:span text:style-name="T3112">Trigger</text:span><text:span text:style-name="T3113"><text:line-break/></text:span><text:span text:style-name="T3114">The user chooses to exit application.</text:span><text:span text:style-name="T3115"><text:line-break/></text:span><text:span text:style-name="T3116">Precondition</text:span><text:span text:style-name="T3117"><text:line-break/></text:span><text:span text:style-name="T3118">The user is in main menu or schema.</text:span><text:span text:style-name="T3119"><text:line-break/></text:span><text:span text:style-name="T3120">Basic path</text:span><text:span text:style-name="T3121"><text:line-break/></text:span><text:span text:style-name="T3122">The application saves schema state and then quit the<text:s/></text:span><text:span text:style-name="T3123">application.</text:span><text:span text:style-name="T3124"><text:line-break/></text:span><text:soft-page-break/><text:span text:style-name="T3125">Exception path</text:span><text:span text:style-name="T3126"><text:line-break/></text:span><text:span text:style-name="T3127">The application crashes and the schema state is not saved.</text:span><text:span text:style-name="T3128"><text:line-break/></text:span><text:span text:style-name="T3129">Post condition</text:span><text:span text:style-name="T3130"><text:line-break/></text:span><text:span text:style-name="T3131">The application is no longer running.</text:span><text:span text:style-name="T3132"><text:line-break/></text:span><text:span text:style-name="T3133">Author</text:span><text:span text:style-name="T3134"><text:line-break/></text:span><text:span text:style-name="T3135">JS</text:span><text:span text:style-name="T3136"><text:line-break/></text:span><text:span text:style-name="T3137"><text:line-break/></text:span></text:p>
      <text:p text:style-name="P3138"><text:span text:style-name="T3139">12.01 There should always be a cancel button on all dialog windows</text:span></text:p>
      <text:p text:style-name="Normal"><text:span text:style-name="T3140">Trigger</text:span><text:span text:style-name="T3141"><text:line-break/></text:span><text:span text:style-name="T3142">An dialog/notification window</text:span><text:span text:style-name="T3143"><text:s/>is open</text:span><text:span text:style-name="T3144"><text:line-break/></text:span><text:span text:style-name="T3145">Precondition</text:span><text:span text:style-name="T3146"><text:line-break/></text:span><text:span text:style-name="T3147">The user is watching a dialog/notification window.</text:span><text:span text:style-name="T3148"><text:line-break/></text:span><text:span text:style-name="T3149">Basic path</text:span><text:span text:style-name="T3150"><text:line-break/></text:span><text:span text:style-name="T3151">There is always a cancel button</text:span><text:span text:style-name="T3152"><text:line-break/></text:span><text:span text:style-name="T3153">Exception path</text:span><text:span text:style-name="T3154"><text:line-break/></text:span><text:span text:style-name="T3155">No exception path</text:span><text:span text:style-name="T3156"><text:line-break/></text:span><text:span text:style-name="T3157">Post condition</text:span><text:span text:style-name="T3158"><text:line-break/></text:span><text:span text:style-name="T3159">The window is no longer opened and the action is rolled back.</text:span><text:span text:style-name="T3160"><text:line-break/></text:span><text:span text:style-name="T3161">Author</text:span><text:span text:style-name="T3162"><text:line-break/></text:span><text:span text:style-name="T3163">JS</text:span><text:span text:style-name="T3164"><text:line-break/></text:span><text:span text:style-name="T3165"><text:line-break/></text:span><text:span text:style-name="T316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Rubrik" style:display-name="Rubrik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Underrubrik" style:display-name="Underrubrik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apple-tab-span" style:display-name="apple-tab-span" style:family="text" style:parent-style-name="DefaultParagraphFont"/>
    <style:style style:name="NoSpacing" style:display-name="No Spacing" style:family="paragraph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ohannes Schygge</meta:initial-creator>
    <dc:creator>Uzer</dc:creator>
    <meta:creation-date>2012-04-03T12:37:00Z</meta:creation-date>
    <dc:date>2012-04-18T11:01:00Z</dc:date>
    <meta:template xlink:href="Normal" xlink:type="simple"/>
    <meta:editing-cycles>8</meta:editing-cycles>
    <meta:editing-duration>PT3660S</meta:editing-duration>
    <meta:document-statistic meta:page-count="27" meta:paragraph-count="64" meta:word-count="5136" meta:character-count="32299" meta:row-count="226" meta:non-whitespace-character-count="27227"/>
  </office:meta>
</office:document-meta>
</file>